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1" svg:font-family="Consolas, Menlo, Monaco, 'Lucida Console', 'Liberation Mono', 'DejaVu Sans Mono', 'Bitstream Vera Sans Mono', 'Courier New', monospace, sans-serif"/>
    <style:font-face style:name="Consolas" svg:font-family="Consolas, Monaco, 'Andale Mono', 'Ubuntu Mono', monospace"/>
    <style:font-face style:name="Lohit Devanagari1" svg:font-family="'Lohit Devanagari'"/>
    <style:font-face style:name="Roboto" svg:font-family="Roboto, Arial, sans-serif"/>
    <style:font-face style:name="SFMono-Regular" svg:font-family="SFMono-Regular, Menlo, Monaco, Consolas, 'Liberation Mono',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rsid="00191a9f" officeooo:paragraph-rsid="00191a9f" style:font-size-asian="14pt" style:font-size-complex="14pt"/>
    </style:style>
    <style:style style:name="P3" style:family="paragraph" style:parent-style-name="Standard">
      <style:text-properties fo:font-size="14pt" officeooo:rsid="00eaefea" officeooo:paragraph-rsid="00eaefea" style:font-size-asian="14pt" style:font-size-complex="14pt"/>
    </style:style>
    <style:style style:name="P4" style:family="paragraph" style:parent-style-name="Standard">
      <style:text-properties fo:font-size="14pt" officeooo:rsid="00eb88d4" officeooo:paragraph-rsid="00eb88d4" style:font-size-asian="14pt" style:font-size-complex="14pt"/>
    </style:style>
    <style:style style:name="P5" style:family="paragraph" style:parent-style-name="Standard">
      <style:text-properties fo:font-size="14pt" officeooo:rsid="00ebf354" officeooo:paragraph-rsid="00ebf354" style:font-size-asian="14pt" style:font-size-complex="14pt"/>
    </style:style>
    <style:style style:name="P6" style:family="paragraph" style:parent-style-name="Standard">
      <style:text-properties fo:font-size="14pt" officeooo:rsid="00ee6275" officeooo:paragraph-rsid="00ee6275" style:font-size-asian="14pt" style:font-size-complex="14pt"/>
    </style:style>
    <style:style style:name="P7" style:family="paragraph" style:parent-style-name="Standard">
      <style:text-properties fo:font-size="14pt" officeooo:rsid="00f3417e" officeooo:paragraph-rsid="00f3417e" style:font-size-asian="14pt" style:font-size-complex="14pt"/>
    </style:style>
    <style:style style:name="P8" style:family="paragraph" style:parent-style-name="Standard">
      <style:text-properties fo:font-size="14pt" officeooo:rsid="0125151f" officeooo:paragraph-rsid="0125151f" style:font-size-asian="14pt" style:font-size-complex="14pt"/>
    </style:style>
    <style:style style:name="P9" style:family="paragraph" style:parent-style-name="Standard">
      <style:text-properties fo:font-size="14pt" officeooo:rsid="0126d315" officeooo:paragraph-rsid="0126d315" style:font-size-asian="14pt" style:font-size-complex="14pt"/>
    </style:style>
    <style:style style:name="P10" style:family="paragraph" style:parent-style-name="Standard">
      <style:text-properties fo:font-size="14pt" officeooo:rsid="01271b62" officeooo:paragraph-rsid="01271b62" style:font-size-asian="14pt" style:font-size-complex="14pt"/>
    </style:style>
    <style:style style:name="P11" style:family="paragraph" style:parent-style-name="Standard">
      <style:text-properties fo:font-size="14pt" officeooo:rsid="01284092" officeooo:paragraph-rsid="01284092" style:font-size-asian="14pt" style:font-size-complex="14pt"/>
    </style:style>
    <style:style style:name="P12" style:family="paragraph" style:parent-style-name="Standard">
      <style:text-properties fo:font-size="14pt" officeooo:rsid="0129c3fc" officeooo:paragraph-rsid="0129c3fc" style:font-size-asian="14pt" style:font-size-complex="14pt"/>
    </style:style>
    <style:style style:name="P13" style:family="paragraph" style:parent-style-name="Standard">
      <style:text-properties fo:font-size="14pt" officeooo:rsid="012b8ae9" officeooo:paragraph-rsid="012b8ae9" style:font-size-asian="14pt" style:font-size-complex="14pt"/>
    </style:style>
    <style:style style:name="P14" style:family="paragraph" style:parent-style-name="Standard">
      <style:text-properties fo:font-size="14pt" officeooo:rsid="012d528c" officeooo:paragraph-rsid="012d528c" style:font-size-asian="14pt" style:font-size-complex="14pt"/>
    </style:style>
    <style:style style:name="P15" style:family="paragraph" style:parent-style-name="Standard">
      <style:text-properties fo:font-size="14pt" officeooo:rsid="012f1891" officeooo:paragraph-rsid="012f1891" style:font-size-asian="14pt" style:font-size-complex="14pt"/>
    </style:style>
    <style:style style:name="P16" style:family="paragraph" style:parent-style-name="Standard">
      <style:text-properties fo:font-size="14pt" officeooo:rsid="013077d5" officeooo:paragraph-rsid="013077d5" style:font-size-asian="14pt" style:font-size-complex="14pt"/>
    </style:style>
    <style:style style:name="P17" style:family="paragraph" style:parent-style-name="Standard">
      <style:text-properties fo:font-size="14pt" officeooo:rsid="01318bc0" officeooo:paragraph-rsid="01318bc0" style:font-size-asian="14pt" style:font-size-complex="14pt"/>
    </style:style>
    <style:style style:name="P18" style:family="paragraph" style:parent-style-name="Standard">
      <style:text-properties fo:font-size="14pt" officeooo:rsid="01322bbb" officeooo:paragraph-rsid="01322bbb" style:font-size-asian="14pt" style:font-size-complex="14pt"/>
    </style:style>
    <style:style style:name="P19" style:family="paragraph" style:parent-style-name="Standard">
      <style:text-properties fo:font-size="14pt" officeooo:rsid="0133222f" officeooo:paragraph-rsid="0133222f" style:font-size-asian="14pt" style:font-size-complex="14pt"/>
    </style:style>
    <style:style style:name="P20" style:family="paragraph" style:parent-style-name="Standard">
      <style:text-properties fo:font-size="14pt" officeooo:rsid="0134b456" officeooo:paragraph-rsid="0134b456" style:font-size-asian="14pt" style:font-size-complex="14pt"/>
    </style:style>
    <style:style style:name="P21" style:family="paragraph" style:parent-style-name="Standard">
      <style:text-properties fo:font-size="14pt" officeooo:rsid="0134c5f5" officeooo:paragraph-rsid="0134c5f5" style:font-size-asian="14pt" style:font-size-complex="14pt"/>
    </style:style>
    <style:style style:name="P22" style:family="paragraph" style:parent-style-name="Standard">
      <style:text-properties fo:font-size="14pt" officeooo:rsid="01364a44" officeooo:paragraph-rsid="01364a44" style:font-size-asian="14pt" style:font-size-complex="14pt"/>
    </style:style>
    <style:style style:name="P23" style:family="paragraph" style:parent-style-name="Standard">
      <style:text-properties fo:font-size="14pt" officeooo:rsid="01370fbf" officeooo:paragraph-rsid="01370fbf" style:font-size-asian="14pt" style:font-size-complex="14pt"/>
    </style:style>
    <style:style style:name="P24" style:family="paragraph" style:parent-style-name="Standard">
      <style:text-properties fo:font-size="14pt" officeooo:rsid="01374b0d" officeooo:paragraph-rsid="01374b0d" style:font-size-asian="14pt" style:font-size-complex="14pt"/>
    </style:style>
    <style:style style:name="P25" style:family="paragraph" style:parent-style-name="Standard">
      <style:text-properties fo:font-size="14pt" officeooo:rsid="0139429b" officeooo:paragraph-rsid="0139429b" style:font-size-asian="14pt" style:font-size-complex="14pt"/>
    </style:style>
    <style:style style:name="P26" style:family="paragraph" style:parent-style-name="Standard">
      <style:text-properties fo:font-size="14pt" officeooo:rsid="01395801" officeooo:paragraph-rsid="01395801" style:font-size-asian="14pt" style:font-size-complex="14pt"/>
    </style:style>
    <style:style style:name="P27" style:family="paragraph" style:parent-style-name="Standard">
      <style:text-properties fo:font-size="14pt" officeooo:rsid="013a7276" officeooo:paragraph-rsid="013a7276" style:font-size-asian="14pt" style:font-size-complex="14pt"/>
    </style:style>
    <style:style style:name="P28" style:family="paragraph" style:parent-style-name="Standard">
      <style:text-properties fo:font-size="14pt" officeooo:rsid="013b2048" officeooo:paragraph-rsid="013b2048" style:font-size-asian="14pt" style:font-size-complex="14pt"/>
    </style:style>
    <style:style style:name="P29" style:family="paragraph" style:parent-style-name="Standard">
      <style:text-properties fo:font-size="14pt" officeooo:rsid="013b8286" officeooo:paragraph-rsid="013b8286" style:font-size-asian="14pt" style:font-size-complex="14pt"/>
    </style:style>
    <style:style style:name="P30" style:family="paragraph" style:parent-style-name="Standard">
      <style:text-properties fo:font-size="14pt" officeooo:paragraph-rsid="00191a9f"/>
    </style:style>
    <style:style style:name="P31" style:family="paragraph" style:parent-style-name="Standard">
      <style:text-properties fo:font-size="14pt" officeooo:rsid="001eba0e" officeooo:paragraph-rsid="001eba0e"/>
    </style:style>
    <style:style style:name="P32" style:family="paragraph" style:parent-style-name="Standard">
      <style:text-properties fo:font-size="14pt" officeooo:rsid="0021dc11" officeooo:paragraph-rsid="0021dc11"/>
    </style:style>
    <style:style style:name="P33" style:family="paragraph" style:parent-style-name="Standard">
      <style:text-properties fo:font-size="14pt" officeooo:rsid="002259c0" officeooo:paragraph-rsid="00237c05"/>
    </style:style>
    <style:style style:name="P34" style:family="paragraph" style:parent-style-name="Standard">
      <style:text-properties fo:font-size="14pt" officeooo:rsid="0024bc61" officeooo:paragraph-rsid="0024bc61"/>
    </style:style>
    <style:style style:name="P35" style:family="paragraph" style:parent-style-name="Standard">
      <style:text-properties fo:font-size="14pt" officeooo:rsid="002598c2" officeooo:paragraph-rsid="002598c2"/>
    </style:style>
    <style:style style:name="P36" style:family="paragraph" style:parent-style-name="Standard">
      <style:text-properties fo:font-size="14pt" officeooo:rsid="00284afc" officeooo:paragraph-rsid="00284afc"/>
    </style:style>
    <style:style style:name="P37" style:family="paragraph" style:parent-style-name="Standard">
      <style:text-properties fo:font-size="14pt" officeooo:rsid="00284afc" officeooo:paragraph-rsid="00e3f083"/>
    </style:style>
    <style:style style:name="P38" style:family="paragraph" style:parent-style-name="Standard">
      <style:text-properties fo:font-size="14pt" officeooo:rsid="002ed130" officeooo:paragraph-rsid="002ed130"/>
    </style:style>
    <style:style style:name="P39" style:family="paragraph" style:parent-style-name="Standard">
      <style:text-properties fo:font-size="14pt" officeooo:paragraph-rsid="0033e254"/>
    </style:style>
    <style:style style:name="P40" style:family="paragraph" style:parent-style-name="Standard">
      <style:text-properties fo:font-size="14pt" officeooo:rsid="002a95af" officeooo:paragraph-rsid="002a95af"/>
    </style:style>
    <style:style style:name="P41" style:family="paragraph" style:parent-style-name="Standard">
      <style:text-properties fo:font-size="14pt" officeooo:rsid="0025d6f8" officeooo:paragraph-rsid="0025d6f8"/>
    </style:style>
    <style:style style:name="P42" style:family="paragraph" style:parent-style-name="Standard">
      <style:text-properties fo:font-size="14pt" officeooo:rsid="003fb3fe" officeooo:paragraph-rsid="003fb3fe"/>
    </style:style>
    <style:style style:name="P43" style:family="paragraph" style:parent-style-name="Standard">
      <style:text-properties fo:font-size="14pt" officeooo:rsid="003fb3fe" officeooo:paragraph-rsid="009860e5"/>
    </style:style>
    <style:style style:name="P44" style:family="paragraph" style:parent-style-name="Standard">
      <style:text-properties fo:font-size="14pt" officeooo:rsid="003c8133" officeooo:paragraph-rsid="003c8133"/>
    </style:style>
    <style:style style:name="P45" style:family="paragraph" style:parent-style-name="Standard">
      <style:text-properties fo:font-size="14pt" officeooo:rsid="0046dc9b" officeooo:paragraph-rsid="0046dc9b"/>
    </style:style>
    <style:style style:name="P46" style:family="paragraph" style:parent-style-name="Standard">
      <style:text-properties fo:font-size="14pt" officeooo:rsid="005705a1" officeooo:paragraph-rsid="005705a1"/>
    </style:style>
    <style:style style:name="P47" style:family="paragraph" style:parent-style-name="Standard">
      <style:text-properties fo:font-size="14pt" officeooo:rsid="003f88c7" officeooo:paragraph-rsid="003f88c7"/>
    </style:style>
    <style:style style:name="P48" style:family="paragraph" style:parent-style-name="Standard">
      <style:text-properties fo:font-size="14pt" officeooo:rsid="005c0587" officeooo:paragraph-rsid="005c0587"/>
    </style:style>
    <style:style style:name="P49" style:family="paragraph" style:parent-style-name="Standard">
      <style:text-properties fo:font-size="14pt" officeooo:rsid="0052f137" officeooo:paragraph-rsid="0052f137"/>
    </style:style>
    <style:style style:name="P50" style:family="paragraph" style:parent-style-name="Standard">
      <style:text-properties fo:font-size="14pt" officeooo:rsid="006eb363" officeooo:paragraph-rsid="006eb363"/>
    </style:style>
    <style:style style:name="P51" style:family="paragraph" style:parent-style-name="Standard">
      <style:text-properties fo:font-size="14pt" officeooo:rsid="003779f9" officeooo:paragraph-rsid="00809bb2"/>
    </style:style>
    <style:style style:name="P52" style:family="paragraph" style:parent-style-name="Standard">
      <style:text-properties fo:font-size="14pt" officeooo:rsid="00919ce1" officeooo:paragraph-rsid="00919ce1"/>
    </style:style>
    <style:style style:name="P53" style:family="paragraph" style:parent-style-name="Standard">
      <style:text-properties fo:font-size="14pt" officeooo:rsid="00450c03" officeooo:paragraph-rsid="00450c03"/>
    </style:style>
    <style:style style:name="P54" style:family="paragraph" style:parent-style-name="Standard">
      <style:text-properties fo:font-size="14pt" officeooo:rsid="009860e5" officeooo:paragraph-rsid="009860e5"/>
    </style:style>
    <style:style style:name="P55" style:family="paragraph" style:parent-style-name="Standard">
      <style:text-properties fo:font-size="14pt" officeooo:rsid="007053cc" officeooo:paragraph-rsid="007053cc"/>
    </style:style>
    <style:style style:name="P56" style:family="paragraph" style:parent-style-name="Standard">
      <style:text-properties fo:font-size="14pt" officeooo:rsid="00dfc49e" officeooo:paragraph-rsid="00dfc49e"/>
    </style:style>
    <style:style style:name="P57" style:family="paragraph" style:parent-style-name="Standard">
      <style:text-properties fo:font-size="14pt" officeooo:rsid="00e1e523" officeooo:paragraph-rsid="00e1e523"/>
    </style:style>
    <style:style style:name="P58" style:family="paragraph" style:parent-style-name="Standard">
      <style:text-properties fo:font-size="14pt" officeooo:rsid="00e3f083" officeooo:paragraph-rsid="00e3f083"/>
    </style:style>
    <style:style style:name="P59" style:family="paragraph" style:parent-style-name="Standard">
      <style:text-properties fo:font-size="14pt" officeooo:rsid="00e8b617" officeooo:paragraph-rsid="00e8b617"/>
    </style:style>
    <style:style style:name="P60" style:family="paragraph" style:parent-style-name="Standard">
      <style:text-properties fo:font-size="14pt" officeooo:rsid="0083ea0d" officeooo:paragraph-rsid="0083ea0d"/>
    </style:style>
    <style:style style:name="P61" style:family="paragraph" style:parent-style-name="Standard">
      <style:text-properties fo:font-size="14pt" officeooo:rsid="0109f17a" officeooo:paragraph-rsid="0109f17a"/>
    </style:style>
    <style:style style:name="P62" style:family="paragraph" style:parent-style-name="Standard">
      <style:text-properties fo:font-size="14pt" officeooo:rsid="010e4d1b" officeooo:paragraph-rsid="010e4d1b"/>
    </style:style>
    <style:style style:name="P63" style:family="paragraph" style:parent-style-name="Standard">
      <style:text-properties fo:font-size="14pt" officeooo:rsid="010f0397" officeooo:paragraph-rsid="010f0397"/>
    </style:style>
    <style:style style:name="P64" style:family="paragraph" style:parent-style-name="Standard">
      <style:text-properties fo:font-size="14pt" officeooo:rsid="0111c865" officeooo:paragraph-rsid="0111c865"/>
    </style:style>
    <style:style style:name="P65" style:family="paragraph" style:parent-style-name="Standard">
      <style:text-properties fo:font-size="14pt" officeooo:rsid="01121bf1" officeooo:paragraph-rsid="01121bf1"/>
    </style:style>
    <style:style style:name="P66" style:family="paragraph" style:parent-style-name="Standard">
      <style:text-properties fo:font-size="14pt" officeooo:rsid="0114e185" officeooo:paragraph-rsid="0114e185"/>
    </style:style>
    <style:style style:name="P67" style:family="paragraph" style:parent-style-name="Standard">
      <style:text-properties fo:font-size="14pt" officeooo:rsid="01169d8d" officeooo:paragraph-rsid="01169d8d"/>
    </style:style>
    <style:style style:name="P68" style:family="paragraph" style:parent-style-name="Standard">
      <style:text-properties fo:font-size="14pt" officeooo:rsid="011f4d04" officeooo:paragraph-rsid="011f4d04"/>
    </style:style>
    <style:style style:name="P69" style:family="paragraph" style:parent-style-name="Standard">
      <style:text-properties fo:font-variant="normal" fo:text-transform="none" fo:color="#030303" style:font-name="Roboto" fo:font-size="10.5pt" fo:letter-spacing="normal" fo:font-style="normal" fo:font-weight="normal" officeooo:rsid="001eba0e" officeooo:paragraph-rsid="001eba0e"/>
    </style:style>
    <style:style style:name="P70" style:family="paragraph" style:parent-style-name="Standard">
      <style:text-properties fo:font-variant="normal" fo:text-transform="none" fo:color="#030303" style:font-name="Roboto" fo:font-size="10.5pt" fo:letter-spacing="normal" fo:font-style="normal" fo:font-weight="normal" officeooo:rsid="001eba0e" officeooo:paragraph-rsid="002a4166"/>
    </style:style>
    <style:style style:name="P71" style:family="paragraph" style:parent-style-name="Standard">
      <style:text-properties fo:font-variant="normal" fo:text-transform="none" fo:color="#030303" style:font-name="Roboto" fo:font-size="10.5pt" fo:letter-spacing="normal" fo:font-style="normal" fo:font-weight="normal" officeooo:rsid="0021dc11" officeooo:paragraph-rsid="0025d6f8"/>
    </style:style>
    <style:style style:name="P72" style:family="paragraph" style:parent-style-name="Standard">
      <style:text-properties fo:font-variant="normal" fo:text-transform="none" fo:color="#030303" style:font-name="Roboto" fo:font-size="10.5pt" fo:letter-spacing="normal" fo:font-style="normal" fo:font-weight="normal" officeooo:rsid="002259c0" officeooo:paragraph-rsid="002259c0"/>
    </style:style>
    <style:style style:name="P73" style:family="paragraph" style:parent-style-name="Standard">
      <style:text-properties fo:font-variant="normal" fo:text-transform="none" fo:color="#030303" style:font-name="Roboto" fo:font-size="10.5pt" fo:letter-spacing="normal" fo:font-style="normal" fo:font-weight="normal" officeooo:rsid="002259c0" officeooo:paragraph-rsid="002598c2"/>
    </style:style>
    <style:style style:name="P74" style:family="paragraph" style:parent-style-name="Standard">
      <style:text-properties fo:font-variant="normal" fo:text-transform="none" fo:color="#030303" style:font-name="Roboto" fo:font-size="10.5pt" fo:letter-spacing="normal" fo:font-style="normal" fo:font-weight="normal" officeooo:rsid="002259c0" officeooo:paragraph-rsid="00582aac"/>
    </style:style>
    <style:style style:name="P75" style:family="paragraph" style:parent-style-name="Standard">
      <style:text-properties fo:font-variant="normal" fo:text-transform="none" fo:color="#030303" style:font-name="Roboto" fo:font-size="10.5pt" fo:letter-spacing="normal" fo:font-style="normal" fo:font-weight="normal" officeooo:rsid="002259c0" officeooo:paragraph-rsid="0062b52d"/>
    </style:style>
    <style:style style:name="P76" style:family="paragraph" style:parent-style-name="Standard">
      <style:text-properties fo:font-variant="normal" fo:text-transform="none" fo:color="#030303" style:font-name="Roboto" fo:font-size="10.5pt" fo:letter-spacing="normal" fo:font-style="normal" fo:font-weight="normal" officeooo:rsid="002259c0" officeooo:paragraph-rsid="0065a83d"/>
    </style:style>
    <style:style style:name="P77" style:family="paragraph" style:parent-style-name="Standard">
      <style:text-properties fo:font-variant="normal" fo:text-transform="none" fo:color="#030303" style:font-name="Roboto" fo:font-size="10.5pt" fo:letter-spacing="normal" fo:font-style="normal" fo:font-weight="normal" officeooo:rsid="002259c0" officeooo:paragraph-rsid="00673f6b"/>
    </style:style>
    <style:style style:name="P78" style:family="paragraph" style:parent-style-name="Standard">
      <style:text-properties fo:font-variant="normal" fo:text-transform="none" fo:color="#030303" style:font-name="Roboto" fo:font-size="10.5pt" fo:letter-spacing="normal" fo:font-style="normal" fo:font-weight="normal" officeooo:rsid="002259c0" officeooo:paragraph-rsid="0068df57"/>
    </style:style>
    <style:style style:name="P79" style:family="paragraph" style:parent-style-name="Standard">
      <style:text-properties fo:font-variant="normal" fo:text-transform="none" fo:color="#030303" style:font-name="Roboto" fo:font-size="10.5pt" fo:letter-spacing="normal" fo:font-style="normal" fo:font-weight="normal" officeooo:rsid="002259c0" officeooo:paragraph-rsid="006ab1e2"/>
    </style:style>
    <style:style style:name="P80" style:family="paragraph" style:parent-style-name="Standard">
      <style:text-properties fo:font-variant="normal" fo:text-transform="none" fo:color="#030303" style:font-name="Roboto" fo:font-size="10.5pt" fo:letter-spacing="normal" fo:font-style="normal" fo:font-weight="normal" officeooo:rsid="002259c0" officeooo:paragraph-rsid="006c002a"/>
    </style:style>
    <style:style style:name="P81" style:family="paragraph" style:parent-style-name="Standard">
      <style:text-properties fo:font-variant="normal" fo:text-transform="none" fo:color="#030303" style:font-name="Roboto" fo:font-size="10.5pt" fo:letter-spacing="normal" fo:font-style="normal" fo:font-weight="normal" officeooo:rsid="002259c0" officeooo:paragraph-rsid="0074b09b"/>
    </style:style>
    <style:style style:name="P82" style:family="paragraph" style:parent-style-name="Standard">
      <style:text-properties fo:font-variant="normal" fo:text-transform="none" fo:color="#030303" style:font-name="Roboto" fo:font-size="10.5pt" fo:letter-spacing="normal" fo:font-style="normal" fo:font-weight="normal" officeooo:rsid="002259c0" officeooo:paragraph-rsid="007ad4d5"/>
    </style:style>
    <style:style style:name="P83" style:family="paragraph" style:parent-style-name="Standard">
      <style:text-properties fo:font-variant="normal" fo:text-transform="none" fo:color="#030303" style:font-name="Roboto" fo:font-size="10.5pt" fo:letter-spacing="normal" fo:font-style="normal" fo:font-weight="normal" officeooo:rsid="002259c0" officeooo:paragraph-rsid="007e059e"/>
    </style:style>
    <style:style style:name="P84" style:family="paragraph" style:parent-style-name="Standard">
      <style:text-properties fo:font-variant="normal" fo:text-transform="none" fo:color="#030303" style:font-name="Roboto" fo:font-size="10.5pt" fo:letter-spacing="normal" fo:font-style="normal" fo:font-weight="normal" officeooo:rsid="002259c0" officeooo:paragraph-rsid="0089069f"/>
    </style:style>
    <style:style style:name="P85" style:family="paragraph" style:parent-style-name="Standard">
      <style:text-properties fo:font-variant="normal" fo:text-transform="none" fo:color="#030303" style:font-name="Roboto" fo:font-size="10.5pt" fo:letter-spacing="normal" fo:font-style="normal" fo:font-weight="normal" officeooo:rsid="002259c0" officeooo:paragraph-rsid="0089b74d"/>
    </style:style>
    <style:style style:name="P86" style:family="paragraph" style:parent-style-name="Standard">
      <style:text-properties fo:font-variant="normal" fo:text-transform="none" fo:color="#030303" style:font-name="Roboto" fo:font-size="10.5pt" fo:letter-spacing="normal" fo:font-style="normal" fo:font-weight="normal" officeooo:rsid="002259c0" officeooo:paragraph-rsid="0093e45b"/>
    </style:style>
    <style:style style:name="P87" style:family="paragraph" style:parent-style-name="Standard">
      <style:text-properties fo:font-variant="normal" fo:text-transform="none" fo:color="#030303" style:font-name="Roboto" fo:font-size="10.5pt" fo:letter-spacing="normal" fo:font-style="normal" fo:font-weight="normal" officeooo:rsid="002259c0" officeooo:paragraph-rsid="009b5ec0"/>
    </style:style>
    <style:style style:name="P88" style:family="paragraph" style:parent-style-name="Standard">
      <style:text-properties fo:font-variant="normal" fo:text-transform="none" fo:color="#030303" style:font-name="Roboto" fo:font-size="10.5pt" fo:letter-spacing="normal" fo:font-style="normal" fo:font-weight="normal" officeooo:rsid="002259c0" officeooo:paragraph-rsid="009f1566"/>
    </style:style>
    <style:style style:name="P89" style:family="paragraph" style:parent-style-name="Standard">
      <style:text-properties fo:font-variant="normal" fo:text-transform="none" fo:color="#030303" style:font-name="Roboto" fo:font-size="10.5pt" fo:letter-spacing="normal" fo:font-style="normal" fo:font-weight="normal" officeooo:rsid="002259c0" officeooo:paragraph-rsid="00a20787"/>
    </style:style>
    <style:style style:name="P90" style:family="paragraph" style:parent-style-name="Standard">
      <style:text-properties fo:font-variant="normal" fo:text-transform="none" fo:color="#030303" style:font-name="Roboto" fo:font-size="10.5pt" fo:letter-spacing="normal" fo:font-style="normal" fo:font-weight="normal" officeooo:rsid="002259c0" officeooo:paragraph-rsid="00a3c879"/>
    </style:style>
    <style:style style:name="P91" style:family="paragraph" style:parent-style-name="Standard">
      <style:text-properties fo:font-variant="normal" fo:text-transform="none" fo:color="#030303" style:font-name="Roboto" fo:font-size="10.5pt" fo:letter-spacing="normal" fo:font-style="normal" fo:font-weight="normal" officeooo:rsid="002259c0" officeooo:paragraph-rsid="00a6e02e"/>
    </style:style>
    <style:style style:name="P92" style:family="paragraph" style:parent-style-name="Standard">
      <style:text-properties fo:font-variant="normal" fo:text-transform="none" fo:color="#030303" style:font-name="Roboto" fo:font-size="10.5pt" fo:letter-spacing="normal" fo:font-style="normal" fo:font-weight="normal" officeooo:rsid="002259c0" officeooo:paragraph-rsid="00abc82d"/>
    </style:style>
    <style:style style:name="P93" style:family="paragraph" style:parent-style-name="Standard">
      <style:text-properties fo:font-variant="normal" fo:text-transform="none" fo:color="#030303" style:font-name="Roboto" fo:font-size="10.5pt" fo:letter-spacing="normal" fo:font-style="normal" fo:font-weight="normal" officeooo:rsid="002259c0" officeooo:paragraph-rsid="00afb23b"/>
    </style:style>
    <style:style style:name="P94" style:family="paragraph" style:parent-style-name="Standard">
      <style:text-properties fo:font-variant="normal" fo:text-transform="none" fo:color="#030303" style:font-name="Roboto" fo:font-size="10.5pt" fo:letter-spacing="normal" fo:font-style="normal" fo:font-weight="normal" officeooo:rsid="002259c0" officeooo:paragraph-rsid="00b71b3d"/>
    </style:style>
    <style:style style:name="P95" style:family="paragraph" style:parent-style-name="Standard">
      <style:text-properties fo:font-variant="normal" fo:text-transform="none" fo:color="#030303" style:font-name="Roboto" fo:font-size="10.5pt" fo:letter-spacing="normal" fo:font-style="normal" fo:font-weight="normal" officeooo:rsid="002259c0" officeooo:paragraph-rsid="00b924f7"/>
    </style:style>
    <style:style style:name="P96" style:family="paragraph" style:parent-style-name="Standard">
      <style:text-properties fo:font-variant="normal" fo:text-transform="none" fo:color="#030303" style:font-name="Roboto" fo:font-size="10.5pt" fo:letter-spacing="normal" fo:font-style="normal" fo:font-weight="normal" officeooo:rsid="002259c0" officeooo:paragraph-rsid="00bdaa93"/>
    </style:style>
    <style:style style:name="P97" style:family="paragraph" style:parent-style-name="Standard">
      <style:text-properties fo:font-variant="normal" fo:text-transform="none" fo:color="#030303" style:font-name="Roboto" fo:font-size="10.5pt" fo:letter-spacing="normal" fo:font-style="normal" fo:font-weight="normal" officeooo:rsid="002259c0" officeooo:paragraph-rsid="00c10ece"/>
    </style:style>
    <style:style style:name="P98" style:family="paragraph" style:parent-style-name="Standard">
      <style:text-properties fo:font-variant="normal" fo:text-transform="none" fo:color="#030303" style:font-name="Roboto" fo:font-size="10.5pt" fo:letter-spacing="normal" fo:font-style="normal" fo:font-weight="normal" officeooo:rsid="002259c0" officeooo:paragraph-rsid="00c461b6"/>
    </style:style>
    <style:style style:name="P99" style:family="paragraph" style:parent-style-name="Standard">
      <style:text-properties fo:font-variant="normal" fo:text-transform="none" fo:color="#030303" style:font-name="Roboto" fo:font-size="10.5pt" fo:letter-spacing="normal" fo:font-style="normal" fo:font-weight="normal" officeooo:rsid="002259c0" officeooo:paragraph-rsid="00c4a472"/>
    </style:style>
    <style:style style:name="P100" style:family="paragraph" style:parent-style-name="Standard">
      <style:text-properties fo:font-variant="normal" fo:text-transform="none" fo:color="#030303" style:font-name="Roboto" fo:font-size="10.5pt" fo:letter-spacing="normal" fo:font-style="normal" fo:font-weight="normal" officeooo:rsid="002259c0" officeooo:paragraph-rsid="008ec61f"/>
    </style:style>
    <style:style style:name="P101" style:family="paragraph" style:parent-style-name="Standard">
      <style:text-properties fo:font-variant="normal" fo:text-transform="none" fo:color="#030303" style:font-name="Roboto" fo:font-size="10.5pt" fo:letter-spacing="normal" fo:font-style="normal" fo:font-weight="normal" officeooo:rsid="002259c0" officeooo:paragraph-rsid="00d63b26"/>
    </style:style>
    <style:style style:name="P102" style:family="paragraph" style:parent-style-name="Standard">
      <style:text-properties fo:font-variant="normal" fo:text-transform="none" fo:color="#030303" style:font-name="Roboto" fo:font-size="10.5pt" fo:letter-spacing="normal" fo:font-style="normal" fo:font-weight="normal" officeooo:rsid="002259c0" officeooo:paragraph-rsid="00d76859"/>
    </style:style>
    <style:style style:name="P103" style:family="paragraph" style:parent-style-name="Standard">
      <style:text-properties fo:font-variant="normal" fo:text-transform="none" fo:color="#030303" style:font-name="Roboto" fo:font-size="10.5pt" fo:letter-spacing="normal" fo:font-style="normal" fo:font-weight="normal" officeooo:rsid="002259c0" officeooo:paragraph-rsid="00d9dacc"/>
    </style:style>
    <style:style style:name="P104" style:family="paragraph" style:parent-style-name="Standard">
      <style:text-properties fo:font-variant="normal" fo:text-transform="none" fo:color="#030303" style:font-name="Roboto" fo:font-size="10.5pt" fo:letter-spacing="normal" fo:font-style="normal" fo:font-weight="normal" officeooo:rsid="002259c0" officeooo:paragraph-rsid="00dc36d5"/>
    </style:style>
    <style:style style:name="P105" style:family="paragraph" style:parent-style-name="Standard">
      <style:text-properties fo:font-variant="normal" fo:text-transform="none" fo:color="#030303" style:font-name="Roboto" fo:font-size="10.5pt" fo:letter-spacing="normal" fo:font-style="normal" fo:font-weight="normal" officeooo:rsid="002259c0" officeooo:paragraph-rsid="00dd60cc"/>
    </style:style>
    <style:style style:name="P106" style:family="paragraph" style:parent-style-name="Standard">
      <style:text-properties fo:font-variant="normal" fo:text-transform="none" fo:color="#030303" style:font-name="Roboto" fo:font-size="10.5pt" fo:letter-spacing="normal" fo:font-style="normal" fo:font-weight="normal" officeooo:rsid="002259c0" officeooo:paragraph-rsid="00e5c8f4"/>
    </style:style>
    <style:style style:name="P107" style:family="paragraph" style:parent-style-name="Standard">
      <style:text-properties fo:font-variant="normal" fo:text-transform="none" fo:color="#030303" style:font-name="Roboto" fo:font-size="10.5pt" fo:letter-spacing="normal" fo:font-style="normal" fo:font-weight="normal" officeooo:rsid="002259c0" officeooo:paragraph-rsid="00eec91f"/>
    </style:style>
    <style:style style:name="P108" style:family="paragraph" style:parent-style-name="Standard">
      <style:text-properties fo:font-variant="normal" fo:text-transform="none" fo:color="#030303" style:font-name="Roboto" fo:font-size="10.5pt" fo:letter-spacing="normal" fo:font-style="normal" fo:font-weight="normal" officeooo:rsid="002259c0" officeooo:paragraph-rsid="00f17d2a"/>
    </style:style>
    <style:style style:name="P109" style:family="paragraph" style:parent-style-name="Standard">
      <style:text-properties fo:font-variant="normal" fo:text-transform="none" fo:color="#030303" style:font-name="Roboto" fo:font-size="10.5pt" fo:letter-spacing="normal" fo:font-style="normal" fo:font-weight="normal" officeooo:rsid="002259c0" officeooo:paragraph-rsid="00f4cd6d"/>
    </style:style>
    <style:style style:name="P110" style:family="paragraph" style:parent-style-name="Standard">
      <style:text-properties fo:font-variant="normal" fo:text-transform="none" fo:color="#030303" style:font-name="Roboto" fo:font-size="10.5pt" fo:letter-spacing="normal" fo:font-style="normal" fo:font-weight="normal" officeooo:rsid="002259c0" officeooo:paragraph-rsid="00f6dd9e"/>
    </style:style>
    <style:style style:name="P111" style:family="paragraph" style:parent-style-name="Standard">
      <style:text-properties fo:font-variant="normal" fo:text-transform="none" fo:color="#030303" style:font-name="Roboto" fo:font-size="10.5pt" fo:letter-spacing="normal" fo:font-style="normal" fo:font-weight="normal" officeooo:rsid="002259c0" officeooo:paragraph-rsid="00f9cc40"/>
    </style:style>
    <style:style style:name="P112" style:family="paragraph" style:parent-style-name="Standard">
      <style:text-properties fo:font-variant="normal" fo:text-transform="none" fo:color="#030303" style:font-name="Roboto" fo:font-size="10.5pt" fo:letter-spacing="normal" fo:font-style="normal" fo:font-weight="normal" officeooo:rsid="002259c0" officeooo:paragraph-rsid="00fe8de6"/>
    </style:style>
    <style:style style:name="P113" style:family="paragraph" style:parent-style-name="Standard">
      <style:text-properties fo:font-variant="normal" fo:text-transform="none" fo:color="#030303" style:font-name="Roboto" fo:font-size="10.5pt" fo:letter-spacing="normal" fo:font-style="normal" fo:font-weight="normal" officeooo:rsid="002259c0" officeooo:paragraph-rsid="01024049"/>
    </style:style>
    <style:style style:name="P114" style:family="paragraph" style:parent-style-name="Standard">
      <style:text-properties fo:font-variant="normal" fo:text-transform="none" fo:color="#030303" style:font-name="Roboto" fo:font-size="10.5pt" fo:letter-spacing="normal" fo:font-style="normal" fo:font-weight="normal" officeooo:rsid="002259c0" officeooo:paragraph-rsid="010552f1"/>
    </style:style>
    <style:style style:name="P115" style:family="paragraph" style:parent-style-name="Standard">
      <style:text-properties fo:font-variant="normal" fo:text-transform="none" fo:color="#030303" style:font-name="Roboto" fo:font-size="10.5pt" fo:letter-spacing="normal" fo:font-style="normal" fo:font-weight="normal" officeooo:rsid="002259c0" officeooo:paragraph-rsid="010745bf"/>
    </style:style>
    <style:style style:name="P116" style:family="paragraph" style:parent-style-name="Standard">
      <style:text-properties fo:font-variant="normal" fo:text-transform="none" fo:color="#030303" style:font-name="Roboto" fo:font-size="10.5pt" fo:letter-spacing="normal" fo:font-style="normal" fo:font-weight="normal" officeooo:rsid="002259c0" officeooo:paragraph-rsid="01090cf3"/>
    </style:style>
    <style:style style:name="P117" style:family="paragraph" style:parent-style-name="Standard">
      <style:text-properties fo:font-variant="normal" fo:text-transform="none" fo:color="#030303" style:font-name="Roboto" fo:font-size="10.5pt" fo:letter-spacing="normal" fo:font-style="normal" fo:font-weight="normal" officeooo:rsid="002259c0" officeooo:paragraph-rsid="01184f84"/>
    </style:style>
    <style:style style:name="P118" style:family="paragraph" style:parent-style-name="Standard">
      <style:text-properties fo:font-variant="normal" fo:text-transform="none" fo:color="#030303" style:font-name="Roboto" fo:font-size="10.5pt" fo:letter-spacing="normal" fo:font-style="normal" fo:font-weight="normal" officeooo:rsid="002259c0" officeooo:paragraph-rsid="011cc54a"/>
    </style:style>
    <style:style style:name="P119" style:family="paragraph" style:parent-style-name="Standard">
      <style:text-properties fo:font-variant="normal" fo:text-transform="none" fo:color="#030303" style:font-name="Roboto" fo:font-size="10.5pt" fo:letter-spacing="normal" fo:font-style="normal" fo:font-weight="normal" officeooo:rsid="002259c0" officeooo:paragraph-rsid="0122d261"/>
    </style:style>
    <style:style style:name="P120" style:family="paragraph" style:parent-style-name="Standard">
      <style:text-properties fo:font-variant="normal" fo:text-transform="none" fo:color="#030303" style:font-name="Roboto" fo:font-size="10.5pt" fo:letter-spacing="normal" fo:font-style="normal" fo:font-weight="normal" officeooo:rsid="002259c0" officeooo:paragraph-rsid="01249ba3"/>
    </style:style>
    <style:style style:name="P121" style:family="paragraph" style:parent-style-name="Standard">
      <style:text-properties fo:font-variant="normal" fo:text-transform="none" fo:color="#030303" style:font-name="Roboto" fo:font-size="10.5pt" fo:letter-spacing="normal" fo:font-style="normal" fo:font-weight="normal" officeooo:rsid="001c9be0" officeooo:paragraph-rsid="001c9be0"/>
    </style:style>
    <style:style style:name="P122" style:family="paragraph" style:parent-style-name="Standard">
      <style:text-properties fo:font-variant="normal" fo:text-transform="none" fo:color="#030303" style:font-name="Roboto" fo:font-size="10.5pt" fo:letter-spacing="normal" fo:font-style="normal" fo:font-weight="normal" officeooo:rsid="008ec61f" officeooo:paragraph-rsid="008ec61f"/>
    </style:style>
    <style:style style:name="P123" style:family="paragraph" style:parent-style-name="Standard">
      <style:text-properties fo:font-variant="normal" fo:text-transform="none" fo:color="#030303" style:font-name="Roboto" fo:font-size="10.5pt" fo:letter-spacing="normal" fo:font-style="normal" fo:font-weight="normal" officeooo:rsid="0092bad0" officeooo:paragraph-rsid="008ec61f"/>
    </style:style>
    <style:style style:name="P124" style:family="paragraph" style:parent-style-name="Standard">
      <style:text-properties fo:font-variant="normal" fo:text-transform="none" fo:color="#1b1642" style:font-name="SFMono-Regular" fo:font-size="10.5pt" fo:letter-spacing="normal" fo:font-style="normal" fo:font-weight="normal" style:font-size-asian="14pt" style:font-size-complex="14pt"/>
    </style:style>
    <style:style style:name="P125" style:family="paragraph" style:parent-style-name="Standard">
      <style:text-properties officeooo:paragraph-rsid="002b5e6d"/>
    </style:style>
    <style:style style:name="P126" style:family="paragraph" style:parent-style-name="Standard">
      <style:text-properties officeooo:paragraph-rsid="00191a9f"/>
    </style:style>
    <style:style style:name="P127" style:family="paragraph" style:parent-style-name="Standard">
      <style:text-properties officeooo:paragraph-rsid="0048a209"/>
    </style:style>
    <style:style style:name="P128" style:family="paragraph" style:parent-style-name="Standard">
      <style:text-properties officeooo:paragraph-rsid="00495bb7"/>
    </style:style>
    <style:style style:name="P129" style:family="paragraph" style:parent-style-name="Standard">
      <style:text-properties officeooo:paragraph-rsid="004c5598"/>
    </style:style>
    <style:style style:name="P130" style:family="paragraph" style:parent-style-name="Standard">
      <style:text-properties officeooo:paragraph-rsid="01024049"/>
    </style:style>
    <style:style style:name="P131" style:family="paragraph" style:parent-style-name="Preformatted_20_Text">
      <style:text-properties fo:font-variant="normal" fo:text-transform="none" fo:color="#030303" style:font-name="Roboto" fo:font-size="10.5pt" fo:letter-spacing="normal" fo:font-style="normal" fo:font-weight="normal" officeooo:rsid="002259c0" officeooo:paragraph-rsid="002259c0"/>
    </style:style>
    <style:style style:name="P132" style:family="paragraph" style:parent-style-name="Preformatted_20_Text">
      <style:text-properties fo:font-variant="normal" fo:text-transform="none" fo:color="#030303" style:font-name="Roboto" fo:font-size="10.5pt" fo:letter-spacing="normal" fo:font-style="normal" fo:font-weight="normal" officeooo:rsid="002259c0" officeooo:paragraph-rsid="008ec61f"/>
    </style:style>
    <style:style style:name="P133" style:family="paragraph" style:parent-style-name="Preformatted_20_Text">
      <style:text-properties officeooo:paragraph-rsid="004c5598"/>
    </style:style>
    <style:style style:name="P134" style:family="paragraph" style:parent-style-name="Preformatted_20_Text">
      <style:paragraph-properties fo:margin-top="0cm" fo:margin-bottom="0cm" loext:contextual-spacing="false" fo:line-height="130%" fo:text-align="start" style:justify-single-word="false" fo:orphans="2" fo:widows="2" fo:padding="0cm" fo:border="none"/>
    </style:style>
    <style:style style:name="P135" style:family="paragraph" style:parent-style-name="Standard">
      <style:text-properties fo:font-size="14pt" style:font-size-asian="14pt" style:font-size-complex="14pt"/>
    </style:style>
    <style:style style:name="P136" style:family="paragraph" style:parent-style-name="Standard">
      <style:text-properties fo:font-size="14pt" officeooo:rsid="013be010" officeooo:paragraph-rsid="013be010" style:font-size-asian="14pt" style:font-size-complex="14pt"/>
    </style:style>
    <style:style style:name="P137" style:family="paragraph" style:parent-style-name="Standard">
      <style:text-properties officeooo:paragraph-rsid="013be010"/>
    </style:style>
    <style:style style:name="T1" style:family="text">
      <style:text-properties fo:font-variant="normal" fo:text-transform="none" fo:color="#030303" style:font-name="Roboto" fo:font-size="10.5pt" fo:letter-spacing="normal" fo:font-style="normal" fo:font-weight="normal"/>
    </style:style>
    <style:style style:name="T2" style:family="text">
      <style:text-properties fo:font-variant="normal" fo:text-transform="none" fo:color="#030303" style:font-name="Roboto" fo:font-size="10.5pt" fo:letter-spacing="normal" fo:font-style="normal" fo:font-weight="normal" officeooo:rsid="0021dc11"/>
    </style:style>
    <style:style style:name="T3" style:family="text">
      <style:text-properties fo:font-variant="normal" fo:text-transform="none" fo:color="#030303" style:font-name="Roboto" fo:font-size="10.5pt" fo:letter-spacing="normal" fo:font-style="normal" fo:font-weight="normal" officeooo:rsid="00220e82"/>
    </style:style>
    <style:style style:name="T4" style:family="text">
      <style:text-properties fo:font-variant="normal" fo:text-transform="none" fo:color="#030303" style:font-name="Roboto" fo:font-size="10.5pt" fo:letter-spacing="normal" fo:font-style="normal" fo:font-weight="normal" officeooo:rsid="002259c0"/>
    </style:style>
    <style:style style:name="T5" style:family="text">
      <style:text-properties fo:font-variant="normal" fo:text-transform="none" fo:color="#030303" style:font-name="Roboto" fo:font-size="10.5pt" fo:letter-spacing="normal" fo:font-style="normal" fo:font-weight="normal" officeooo:rsid="002b5e6d"/>
    </style:style>
    <style:style style:name="T6" style:family="text">
      <style:text-properties fo:font-variant="normal" fo:text-transform="none" fo:color="#030303" style:font-name="Roboto" fo:font-size="10.5pt" fo:letter-spacing="normal" fo:font-style="normal" fo:font-weight="normal" officeooo:rsid="002b5e6d" loext:padding="0cm" loext:border="none"/>
    </style:style>
    <style:style style:name="T7" style:family="text">
      <style:text-properties fo:font-variant="normal" fo:text-transform="none" fo:color="#030303" style:font-name="Roboto" fo:font-size="10.5pt" fo:letter-spacing="normal" fo:font-style="normal" fo:font-weight="normal" officeooo:rsid="001c9be0" style:font-size-asian="14pt" style:font-size-complex="14pt"/>
    </style:style>
    <style:style style:name="T8" style:family="text">
      <style:text-properties fo:font-variant="normal" fo:text-transform="none" fo:color="#030303" style:font-name="Roboto" fo:font-size="10.5pt" fo:letter-spacing="normal" fo:font-style="normal" fo:font-weight="normal" officeooo:rsid="0036bae4" style:font-size-asian="14pt" style:font-size-complex="14pt"/>
    </style:style>
    <style:style style:name="T9" style:family="text">
      <style:text-properties fo:font-variant="normal" fo:text-transform="none" fo:color="#030303" style:font-name="Roboto" fo:font-size="10.5pt" fo:letter-spacing="normal" fo:font-style="normal" fo:font-weight="normal" officeooo:rsid="00191a9f" style:font-size-asian="14pt" style:font-size-complex="14pt"/>
    </style:style>
    <style:style style:name="T10" style:family="text">
      <style:text-properties fo:font-variant="normal" fo:text-transform="none" fo:color="#030303" style:font-name="Roboto" fo:font-size="10.5pt" fo:letter-spacing="normal" fo:font-style="normal" fo:font-weight="normal" officeooo:rsid="00383b69" style:font-size-asian="14pt" style:font-size-complex="14pt"/>
    </style:style>
    <style:style style:name="T11" style:family="text">
      <style:text-properties fo:font-variant="normal" fo:text-transform="none" fo:color="#030303" style:font-name="Roboto" fo:font-size="10.5pt" fo:letter-spacing="normal" fo:font-style="normal" fo:font-weight="normal" officeooo:rsid="00486000"/>
    </style:style>
    <style:style style:name="T12" style:family="text">
      <style:text-properties fo:font-variant="normal" fo:text-transform="none" fo:color="#030303" style:font-name="Roboto" fo:font-size="10.5pt" fo:letter-spacing="normal" fo:font-style="normal" fo:font-weight="normal" officeooo:rsid="00486000" loext:padding="0cm" loext:border="none"/>
    </style:style>
    <style:style style:name="T13" style:family="text">
      <style:text-properties fo:font-variant="normal" fo:text-transform="none" fo:color="#030303" style:font-name="Roboto" fo:font-size="10.5pt" fo:letter-spacing="normal" fo:font-style="normal" fo:font-weight="normal" officeooo:rsid="00486000" style:font-style-asian="normal" style:font-style-complex="normal"/>
    </style:style>
    <style:style style:name="T14" style:family="text">
      <style:text-properties fo:font-variant="normal" fo:text-transform="none" fo:color="#030303" style:font-name="Roboto" fo:font-size="10.5pt" fo:letter-spacing="normal" fo:font-style="normal" fo:font-weight="normal" officeooo:rsid="00486000" style:font-style-asian="normal" style:font-style-complex="normal" loext:padding="0cm" loext:border="none"/>
    </style:style>
    <style:style style:name="T15" style:family="text">
      <style:text-properties fo:font-variant="normal" fo:text-transform="none" fo:color="#030303" style:font-name="Roboto" fo:font-size="10.5pt" fo:letter-spacing="normal" fo:font-style="normal" fo:font-weight="normal" officeooo:rsid="0048a209" style:font-style-asian="normal" style:font-style-complex="normal"/>
    </style:style>
    <style:style style:name="T16" style:family="text">
      <style:text-properties fo:font-variant="normal" fo:text-transform="none" fo:color="#030303" style:font-name="Roboto" fo:font-size="10.5pt" fo:letter-spacing="normal" fo:font-style="normal" fo:font-weight="normal" officeooo:rsid="0048a209" style:font-style-asian="normal" style:font-style-complex="normal" loext:padding="0cm" loext:border="none"/>
    </style:style>
    <style:style style:name="T17" style:family="text">
      <style:text-properties fo:font-variant="normal" fo:text-transform="none" fo:color="#030303" style:font-name="Roboto" fo:font-size="10.5pt" fo:letter-spacing="normal" fo:font-style="normal" fo:font-weight="normal" officeooo:rsid="001c9be0"/>
    </style:style>
    <style:style style:name="T18" style:family="text">
      <style:text-properties fo:font-variant="normal" fo:text-transform="none" fo:color="#030303" style:font-name="Roboto" fo:font-size="10.5pt" fo:letter-spacing="normal" fo:font-style="italic" fo:font-weight="normal" officeooo:rsid="00486000" style:font-style-asian="italic" style:font-style-complex="italic"/>
    </style:style>
    <style:style style:name="T19" style:family="text">
      <style:text-properties fo:font-variant="normal" fo:text-transform="none" fo:color="#030303" style:font-name="Roboto" fo:font-size="10.5pt" fo:letter-spacing="normal" fo:font-style="italic" fo:font-weight="normal" officeooo:rsid="00486000" style:font-style-asian="italic" style:font-style-complex="italic" loext:padding="0cm" loext:border="none"/>
    </style:style>
    <style:style style:name="T20" style:family="text">
      <style:text-properties fo:font-variant="normal" fo:text-transform="none" fo:color="#000000" style:font-name="Consolas" fo:font-size="11.25pt" fo:letter-spacing="normal" fo:font-style="normal" fo:font-weight="normal" loext:padding="0cm" loext:border="none"/>
    </style:style>
    <style:style style:name="T21" style:family="text">
      <style:text-properties fo:font-variant="normal" fo:text-transform="none" fo:color="#000000" style:font-name="Consolas" fo:font-size="11.25pt" fo:letter-spacing="normal" fo:font-style="normal" fo:font-weight="normal" officeooo:rsid="002e6be3" loext:padding="0cm" loext:border="none"/>
    </style:style>
    <style:style style:name="T22" style:family="text">
      <style:text-properties fo:font-variant="normal" fo:text-transform="none" fo:color="#000000" style:font-name="Consolas" fo:font-size="11.25pt" fo:letter-spacing="normal" fo:font-style="normal" fo:font-weight="normal" officeooo:rsid="00383b69" style:font-size-asian="14pt" style:font-size-complex="14pt" loext:padding="0cm" loext:border="none"/>
    </style:style>
    <style:style style:name="T23" style:family="text">
      <style:text-properties fo:font-variant="normal" fo:text-transform="none" fo:color="#000000" style:font-name="Consolas" fo:font-size="11.25pt" fo:letter-spacing="normal" fo:font-style="normal" fo:font-weight="normal" officeooo:rsid="00495bb7" loext:padding="0cm" loext:border="none"/>
    </style:style>
    <style:style style:name="T24" style:family="text">
      <style:text-properties fo:font-variant="normal" fo:text-transform="none" fo:color="#000000" style:font-name="Consolas" fo:font-size="11.25pt" fo:letter-spacing="normal" fo:font-style="normal" fo:font-weight="normal" officeooo:rsid="004acbc1" loext:padding="0cm" loext:border="none"/>
    </style:style>
    <style:style style:name="T25" style:family="text">
      <style:text-properties fo:font-variant="normal" fo:text-transform="none" fo:color="#000000" style:font-name="Consolas" fo:font-size="11.25pt" fo:letter-spacing="normal" fo:font-style="normal" fo:font-weight="normal" officeooo:rsid="0082f36a" loext:padding="0cm" loext:border="none"/>
    </style:style>
    <style:style style:name="T26" style:family="text">
      <style:text-properties fo:font-variant="normal" fo:text-transform="none" fo:color="#000000" style:font-name="Consolas1" fo:font-size="9.75pt" fo:letter-spacing="normal" fo:font-style="normal" fo:font-weight="normal" officeooo:rsid="00495bb7" fo:background-color="transparent" loext:char-shading-value="0" loext:padding="0cm" loext:border="none"/>
    </style:style>
    <style:style style:name="T27" style:family="text">
      <style:text-properties fo:font-variant="normal" fo:text-transform="none" fo:color="#000000" style:font-name="Consolas1" fo:font-size="9.75pt" fo:letter-spacing="normal" fo:font-style="normal" fo:font-weight="normal" officeooo:rsid="004c5598" fo:background-color="transparent" loext:char-shading-value="0" loext:padding="0cm" loext:border="none"/>
    </style:style>
    <style:style style:name="T28" style:family="text">
      <style:text-properties fo:font-variant="normal" fo:text-transform="none" fo:color="#555555" style:font-name="Consolas1" fo:font-size="9.75pt" fo:letter-spacing="normal" fo:font-style="normal" fo:font-weight="normal" officeooo:rsid="004c5598" fo:background-color="transparent" loext:char-shading-value="0" loext:padding="0cm" loext:border="none"/>
    </style:style>
    <style:style style:name="T29" style:family="text">
      <style:text-properties fo:font-variant="normal" fo:text-transform="none" fo:color="#555555" fo:font-size="9.75pt" fo:letter-spacing="normal" fo:font-style="normal" fo:font-weight="normal" officeooo:rsid="004c5598" fo:background-color="transparent" loext:char-shading-value="0" loext:padding="0cm" loext:border="none"/>
    </style:style>
    <style:style style:name="T30" style:family="text">
      <style:text-properties fo:font-variant="normal" fo:text-transform="none" style:font-name="Consolas1" fo:font-size="9.75pt" fo:letter-spacing="normal" fo:font-style="normal" fo:font-weight="normal" fo:background-color="transparent" loext:char-shading-value="0" loext:padding="0cm" loext:border="none"/>
    </style:style>
    <style:style style:name="T31" style:family="text">
      <style:text-properties fo:font-variant="normal" fo:text-transform="none" style:font-name="Consolas1" fo:font-size="9.75pt" fo:letter-spacing="normal" fo:font-style="normal" fo:font-weight="normal" officeooo:rsid="0078b9e2" fo:background-color="transparent" loext:char-shading-value="0" loext:padding="0cm" loext:border="none"/>
    </style:style>
    <style:style style:name="T32"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33" style:family="text">
      <style:text-properties fo:font-variant="normal" fo:text-transform="none" fo:color="#5c51e0" style:font-name="SFMono-Regular" fo:font-size="10.5pt" fo:letter-spacing="normal" fo:font-style="normal" fo:font-weight="normal"/>
    </style:style>
    <style:style style:name="T34" style:family="text">
      <style:text-properties fo:font-variant="normal" fo:text-transform="none" fo:color="#1b1642" style:font-name="SFMono-Regular" fo:font-size="10.5pt" fo:letter-spacing="normal" fo:font-style="normal" fo:font-weight="normal"/>
    </style:style>
    <style:style style:name="T35" style:family="text">
      <style:text-properties fo:font-variant="normal" fo:text-transform="none" fo:color="#1b1642" style:font-name="SFMono-Regular" fo:font-size="10.5pt" fo:letter-spacing="normal" fo:font-style="normal" fo:font-weight="normal" officeooo:rsid="013be010" style:font-size-asian="14pt" style:font-size-complex="14pt"/>
    </style:style>
    <style:style style:name="T36" style:family="text">
      <style:text-properties fo:font-variant="normal" fo:text-transform="none" fo:color="#1b1642" fo:letter-spacing="normal"/>
    </style:style>
    <style:style style:name="T37" style:family="text">
      <style:text-properties fo:font-variant="normal" fo:text-transform="none" fo:color="#1b1642" style:font-name="Consolas1" fo:font-size="9.75pt" fo:letter-spacing="normal" fo:font-style="normal" fo:font-weight="normal" fo:background-color="transparent" loext:char-shading-value="0" loext:padding="0cm" loext:border="none"/>
    </style:style>
    <style:style style:name="T38" style:family="text">
      <style:text-properties officeooo:rsid="00191a9f" style:font-size-asian="14pt" style:font-size-complex="14pt"/>
    </style:style>
    <style:style style:name="T39" style:family="text">
      <style:text-properties officeooo:rsid="0036bae4" style:font-size-asian="14pt" style:font-size-complex="14pt"/>
    </style:style>
    <style:style style:name="T40" style:family="text">
      <style:text-properties officeooo:rsid="00383b69" style:font-size-asian="14pt" style:font-size-complex="14pt"/>
    </style:style>
    <style:style style:name="T41" style:family="text">
      <style:text-properties officeooo:rsid="00237c05"/>
    </style:style>
    <style:style style:name="T42" style:family="text">
      <style:text-properties officeooo:rsid="002a95af"/>
    </style:style>
    <style:style style:name="T43" style:family="text">
      <style:text-properties fo:font-size="14pt" officeooo:rsid="00191a9f" style:font-size-asian="14pt" style:font-size-complex="14pt"/>
    </style:style>
    <style:style style:name="T44" style:family="text">
      <style:text-properties fo:font-size="14pt" officeooo:rsid="00383b69" style:font-size-asian="14pt" style:font-size-complex="14pt"/>
    </style:style>
    <style:style style:name="T45" style:family="text">
      <style:text-properties style:font-name="Consolas1" fo:font-size="9.75pt" officeooo:rsid="003931ba" fo:background-color="transparent" loext:char-shading-value="0" style:font-style-asian="normal" style:font-style-complex="normal" loext:padding="0cm" loext:border="none"/>
    </style:style>
    <style:style style:name="T46" style:family="text">
      <style:text-properties style:font-name="Consolas1" fo:font-size="9.75pt" officeooo:rsid="003b47a4" fo:background-color="transparent" loext:char-shading-value="0" style:font-style-asian="normal" style:font-style-complex="normal" loext:padding="0cm" loext:border="none"/>
    </style:style>
    <style:style style:name="T47" style:family="text">
      <style:text-properties style:font-name="Consolas1" fo:font-size="9.75pt" officeooo:rsid="004452b5" fo:background-color="transparent" loext:char-shading-value="0" style:font-style-asian="normal" style:font-style-complex="normal" loext:padding="0cm" loext:border="none"/>
    </style:style>
    <style:style style:name="T48" style:family="text">
      <style:text-properties style:font-name="Consolas1" fo:font-size="9.75pt" officeooo:rsid="00582aac" fo:background-color="transparent" loext:char-shading-value="0" style:font-style-asian="normal" style:font-style-complex="normal" loext:padding="0cm" loext:border="none"/>
    </style:style>
    <style:style style:name="T49" style:family="text">
      <style:text-properties style:font-name="Consolas1" fo:font-size="9.75pt" officeooo:rsid="0062b52d" fo:background-color="transparent" loext:char-shading-value="0" style:font-style-asian="normal" style:font-style-complex="normal" loext:padding="0cm" loext:border="none"/>
    </style:style>
    <style:style style:name="T50" style:family="text">
      <style:text-properties style:font-name="Consolas1" fo:font-size="9.75pt" officeooo:rsid="0065a83d" fo:background-color="transparent" loext:char-shading-value="0" style:font-style-asian="normal" style:font-style-complex="normal" loext:padding="0cm" loext:border="none"/>
    </style:style>
    <style:style style:name="T51" style:family="text">
      <style:text-properties style:font-name="Consolas1" fo:font-size="9.75pt" officeooo:rsid="00673f6b" fo:background-color="transparent" loext:char-shading-value="0" style:font-style-asian="normal" style:font-style-complex="normal" loext:padding="0cm" loext:border="none"/>
    </style:style>
    <style:style style:name="T52" style:family="text">
      <style:text-properties style:font-name="Consolas1" fo:font-size="9.75pt" officeooo:rsid="0068df57" fo:background-color="transparent" loext:char-shading-value="0" style:font-style-asian="normal" style:font-style-complex="normal" loext:padding="0cm" loext:border="none"/>
    </style:style>
    <style:style style:name="T53" style:family="text">
      <style:text-properties style:font-name="Consolas1" fo:font-size="9.75pt" officeooo:rsid="006ab1e2" fo:background-color="transparent" loext:char-shading-value="0" style:font-style-asian="normal" style:font-style-complex="normal" loext:padding="0cm" loext:border="none"/>
    </style:style>
    <style:style style:name="T54" style:family="text">
      <style:text-properties style:font-name="Consolas1" fo:font-size="9.75pt" officeooo:rsid="006c002a" fo:background-color="transparent" loext:char-shading-value="0" style:font-style-asian="normal" style:font-style-complex="normal" loext:padding="0cm" loext:border="none"/>
    </style:style>
    <style:style style:name="T55" style:family="text">
      <style:text-properties style:font-name="Consolas1" fo:font-size="9.75pt" officeooo:rsid="0074b09b" fo:background-color="transparent" loext:char-shading-value="0" style:font-style-asian="normal" style:font-style-complex="normal" loext:padding="0cm" loext:border="none"/>
    </style:style>
    <style:style style:name="T56" style:family="text">
      <style:text-properties style:font-name="Consolas1" fo:font-size="9.75pt" officeooo:rsid="00780783" fo:background-color="transparent" loext:char-shading-value="0" style:font-style-asian="normal" style:font-style-complex="normal" loext:padding="0cm" loext:border="none"/>
    </style:style>
    <style:style style:name="T57" style:family="text">
      <style:text-properties style:font-name="Consolas1" fo:font-size="9.75pt" officeooo:rsid="007ad4d5" fo:background-color="transparent" loext:char-shading-value="0" style:font-style-asian="normal" style:font-style-complex="normal" loext:padding="0cm" loext:border="none"/>
    </style:style>
    <style:style style:name="T58" style:family="text">
      <style:text-properties style:font-name="Consolas1" fo:font-size="9.75pt" officeooo:rsid="0089069f" fo:background-color="transparent" loext:char-shading-value="0" style:font-style-asian="normal" style:font-style-complex="normal" loext:padding="0cm" loext:border="none"/>
    </style:style>
    <style:style style:name="T59" style:family="text">
      <style:text-properties style:font-name="Consolas1" fo:font-size="9.75pt" officeooo:rsid="0089b74d" fo:background-color="transparent" loext:char-shading-value="0" style:font-style-asian="normal" style:font-style-complex="normal" loext:padding="0cm" loext:border="none"/>
    </style:style>
    <style:style style:name="T60" style:family="text">
      <style:text-properties style:font-name="Consolas1" fo:font-size="9.75pt" officeooo:rsid="008ec61f" fo:background-color="transparent" loext:char-shading-value="0" style:font-style-asian="normal" style:font-style-complex="normal" loext:padding="0cm" loext:border="none"/>
    </style:style>
    <style:style style:name="T61" style:family="text">
      <style:text-properties style:font-name="Consolas1" fo:font-size="9.75pt" officeooo:rsid="0093e45b" fo:background-color="transparent" loext:char-shading-value="0" style:font-style-asian="normal" style:font-style-complex="normal" loext:padding="0cm" loext:border="none"/>
    </style:style>
    <style:style style:name="T62" style:family="text">
      <style:text-properties style:font-name="Consolas1" fo:font-size="9.75pt" officeooo:rsid="009b5ec0" fo:background-color="transparent" loext:char-shading-value="0" style:font-style-asian="normal" style:font-style-complex="normal" loext:padding="0cm" loext:border="none"/>
    </style:style>
    <style:style style:name="T63" style:family="text">
      <style:text-properties style:font-name="Consolas1" fo:font-size="9.75pt" officeooo:rsid="009f1566" fo:background-color="transparent" loext:char-shading-value="0" style:font-style-asian="normal" style:font-style-complex="normal" loext:padding="0cm" loext:border="none"/>
    </style:style>
    <style:style style:name="T64" style:family="text">
      <style:text-properties style:font-name="Consolas1" fo:font-size="9.75pt" officeooo:rsid="00a20787" fo:background-color="transparent" loext:char-shading-value="0" style:font-style-asian="normal" style:font-style-complex="normal" loext:padding="0cm" loext:border="none"/>
    </style:style>
    <style:style style:name="T65" style:family="text">
      <style:text-properties style:font-name="Consolas1" fo:font-size="9.75pt" officeooo:rsid="00a3c879" fo:background-color="transparent" loext:char-shading-value="0" style:font-style-asian="normal" style:font-style-complex="normal" loext:padding="0cm" loext:border="none"/>
    </style:style>
    <style:style style:name="T66" style:family="text">
      <style:text-properties style:font-name="Consolas1" fo:font-size="9.75pt" officeooo:rsid="00a6e02e" fo:background-color="transparent" loext:char-shading-value="0" style:font-style-asian="normal" style:font-style-complex="normal" loext:padding="0cm" loext:border="none"/>
    </style:style>
    <style:style style:name="T67" style:family="text">
      <style:text-properties style:font-name="Consolas1" fo:font-size="9.75pt" officeooo:rsid="00abc82d" fo:background-color="transparent" loext:char-shading-value="0" style:font-style-asian="normal" style:font-style-complex="normal" loext:padding="0cm" loext:border="none"/>
    </style:style>
    <style:style style:name="T68" style:family="text">
      <style:text-properties style:font-name="Consolas1" fo:font-size="9.75pt" officeooo:rsid="00afb23b" fo:background-color="transparent" loext:char-shading-value="0" style:font-style-asian="normal" style:font-style-complex="normal" loext:padding="0cm" loext:border="none"/>
    </style:style>
    <style:style style:name="T69" style:family="text">
      <style:text-properties style:font-name="Consolas1" fo:font-size="9.75pt" officeooo:rsid="00b71b3d" fo:background-color="transparent" loext:char-shading-value="0" style:font-style-asian="normal" style:font-style-complex="normal" loext:padding="0cm" loext:border="none"/>
    </style:style>
    <style:style style:name="T70" style:family="text">
      <style:text-properties style:font-name="Consolas1" fo:font-size="9.75pt" officeooo:rsid="00b924f7" fo:background-color="transparent" loext:char-shading-value="0" style:font-style-asian="normal" style:font-style-complex="normal" loext:padding="0cm" loext:border="none"/>
    </style:style>
    <style:style style:name="T71" style:family="text">
      <style:text-properties style:font-name="Consolas1" fo:font-size="9.75pt" officeooo:rsid="00bdaa93" fo:background-color="transparent" loext:char-shading-value="0" style:font-style-asian="normal" style:font-style-complex="normal" loext:padding="0cm" loext:border="none"/>
    </style:style>
    <style:style style:name="T72" style:family="text">
      <style:text-properties style:font-name="Consolas1" fo:font-size="9.75pt" officeooo:rsid="00c10ece" fo:background-color="transparent" loext:char-shading-value="0" style:font-style-asian="normal" style:font-style-complex="normal" loext:padding="0cm" loext:border="none"/>
    </style:style>
    <style:style style:name="T73" style:family="text">
      <style:text-properties style:font-name="Consolas1" fo:font-size="9.75pt" officeooo:rsid="00c461b6" fo:background-color="transparent" loext:char-shading-value="0" style:font-style-asian="normal" style:font-style-complex="normal" loext:padding="0cm" loext:border="none"/>
    </style:style>
    <style:style style:name="T74" style:family="text">
      <style:text-properties style:font-name="Consolas1" fo:font-size="9.75pt" officeooo:rsid="00c4a472" fo:background-color="transparent" loext:char-shading-value="0" style:font-style-asian="normal" style:font-style-complex="normal" loext:padding="0cm" loext:border="none"/>
    </style:style>
    <style:style style:name="T75" style:family="text">
      <style:text-properties style:font-name="Consolas1" fo:font-size="9.75pt" officeooo:rsid="00d63b26" fo:background-color="transparent" loext:char-shading-value="0" style:font-style-asian="normal" style:font-style-complex="normal" loext:padding="0cm" loext:border="none"/>
    </style:style>
    <style:style style:name="T76" style:family="text">
      <style:text-properties style:font-name="Consolas1" fo:font-size="9.75pt" officeooo:rsid="00d76859" fo:background-color="transparent" loext:char-shading-value="0" style:font-style-asian="normal" style:font-style-complex="normal" loext:padding="0cm" loext:border="none"/>
    </style:style>
    <style:style style:name="T77" style:family="text">
      <style:text-properties style:font-name="Consolas1" fo:font-size="9.75pt" officeooo:rsid="00d9dacc" fo:background-color="transparent" loext:char-shading-value="0" style:font-style-asian="normal" style:font-style-complex="normal" loext:padding="0cm" loext:border="none"/>
    </style:style>
    <style:style style:name="T78" style:family="text">
      <style:text-properties style:font-name="Consolas1" fo:font-size="9.75pt" officeooo:rsid="00dc36d5" fo:background-color="transparent" loext:char-shading-value="0" style:font-style-asian="normal" style:font-style-complex="normal" loext:padding="0cm" loext:border="none"/>
    </style:style>
    <style:style style:name="T79" style:family="text">
      <style:text-properties style:font-name="Consolas1" fo:font-size="9.75pt" officeooo:rsid="00dd60cc" fo:background-color="transparent" loext:char-shading-value="0" style:font-style-asian="normal" style:font-style-complex="normal" loext:padding="0cm" loext:border="none"/>
    </style:style>
    <style:style style:name="T80" style:family="text">
      <style:text-properties style:font-name="Consolas1" fo:font-size="9.75pt" officeooo:rsid="00de2235" fo:background-color="transparent" loext:char-shading-value="0" style:font-style-asian="normal" style:font-style-complex="normal" loext:padding="0cm" loext:border="none"/>
    </style:style>
    <style:style style:name="T81" style:family="text">
      <style:text-properties style:font-name="Consolas1" fo:font-size="9.75pt" officeooo:rsid="00e5c8f4" fo:background-color="transparent" loext:char-shading-value="0" style:font-style-asian="normal" style:font-style-complex="normal" loext:padding="0cm" loext:border="none"/>
    </style:style>
    <style:style style:name="T82" style:family="text">
      <style:text-properties style:font-name="Consolas1" fo:font-size="9.75pt" officeooo:rsid="00eec91f" fo:background-color="transparent" loext:char-shading-value="0" style:font-style-asian="normal" style:font-style-complex="normal" loext:padding="0cm" loext:border="none"/>
    </style:style>
    <style:style style:name="T83" style:family="text">
      <style:text-properties style:font-name="Consolas1" fo:font-size="9.75pt" officeooo:rsid="00f17d2a" fo:background-color="transparent" loext:char-shading-value="0" style:font-style-asian="normal" style:font-style-complex="normal" loext:padding="0cm" loext:border="none"/>
    </style:style>
    <style:style style:name="T84" style:family="text">
      <style:text-properties style:font-name="Consolas1" fo:font-size="9.75pt" officeooo:rsid="00f4cd6d" fo:background-color="transparent" loext:char-shading-value="0" style:font-style-asian="normal" style:font-style-complex="normal" loext:padding="0cm" loext:border="none"/>
    </style:style>
    <style:style style:name="T85" style:family="text">
      <style:text-properties style:font-name="Consolas1" fo:font-size="9.75pt" officeooo:rsid="00f6dd9e" fo:background-color="transparent" loext:char-shading-value="0" style:font-style-asian="normal" style:font-style-complex="normal" loext:padding="0cm" loext:border="none"/>
    </style:style>
    <style:style style:name="T86" style:family="text">
      <style:text-properties style:font-name="Consolas1" fo:font-size="9.75pt" officeooo:rsid="00f9cc40" fo:background-color="transparent" loext:char-shading-value="0" style:font-style-asian="normal" style:font-style-complex="normal" loext:padding="0cm" loext:border="none"/>
    </style:style>
    <style:style style:name="T87" style:family="text">
      <style:text-properties style:font-name="Consolas1" fo:font-size="9.75pt" officeooo:rsid="00fe8de6" fo:background-color="transparent" loext:char-shading-value="0" style:font-style-asian="normal" style:font-style-complex="normal" loext:padding="0cm" loext:border="none"/>
    </style:style>
    <style:style style:name="T88" style:family="text">
      <style:text-properties style:font-name="Consolas1" fo:font-size="9.75pt" officeooo:rsid="01024049" fo:background-color="transparent" loext:char-shading-value="0" style:font-style-asian="normal" style:font-style-complex="normal" loext:padding="0cm" loext:border="none"/>
    </style:style>
    <style:style style:name="T89" style:family="text">
      <style:text-properties style:font-name="Consolas1" fo:font-size="9.75pt" officeooo:rsid="01043e56" fo:background-color="transparent" loext:char-shading-value="0" style:font-style-asian="normal" style:font-style-complex="normal" loext:padding="0cm" loext:border="none"/>
    </style:style>
    <style:style style:name="T90" style:family="text">
      <style:text-properties style:font-name="Consolas1" fo:font-size="9.75pt" officeooo:rsid="010552f1" fo:background-color="transparent" loext:char-shading-value="0" style:font-style-asian="normal" style:font-style-complex="normal" loext:padding="0cm" loext:border="none"/>
    </style:style>
    <style:style style:name="T91" style:family="text">
      <style:text-properties style:font-name="Consolas1" fo:font-size="9.75pt" officeooo:rsid="010745bf" fo:background-color="transparent" loext:char-shading-value="0" style:font-style-asian="normal" style:font-style-complex="normal" loext:padding="0cm" loext:border="none"/>
    </style:style>
    <style:style style:name="T92" style:family="text">
      <style:text-properties style:font-name="Consolas1" fo:font-size="9.75pt" officeooo:rsid="01090cf3" fo:background-color="transparent" loext:char-shading-value="0" style:font-style-asian="normal" style:font-style-complex="normal" loext:padding="0cm" loext:border="none"/>
    </style:style>
    <style:style style:name="T93" style:family="text">
      <style:text-properties style:font-name="Consolas1" fo:font-size="9.75pt" officeooo:rsid="01184f84" fo:background-color="transparent" loext:char-shading-value="0" style:font-style-asian="normal" style:font-style-complex="normal" loext:padding="0cm" loext:border="none"/>
    </style:style>
    <style:style style:name="T94" style:family="text">
      <style:text-properties style:font-name="Consolas1" fo:font-size="9.75pt" officeooo:rsid="011cc54a" fo:background-color="transparent" loext:char-shading-value="0" style:font-style-asian="normal" style:font-style-complex="normal" loext:padding="0cm" loext:border="none"/>
    </style:style>
    <style:style style:name="T95" style:family="text">
      <style:text-properties style:font-name="Consolas1" fo:font-size="9.75pt" officeooo:rsid="011de067" fo:background-color="transparent" loext:char-shading-value="0" style:font-style-asian="normal" style:font-style-complex="normal" loext:padding="0cm" loext:border="none"/>
    </style:style>
    <style:style style:name="T96" style:family="text">
      <style:text-properties style:font-name="Consolas1" fo:font-size="9.75pt" officeooo:rsid="0122d261" fo:background-color="transparent" loext:char-shading-value="0" style:font-style-asian="normal" style:font-style-complex="normal" loext:padding="0cm" loext:border="none"/>
    </style:style>
    <style:style style:name="T97" style:family="text">
      <style:text-properties style:font-name="Consolas1" fo:font-size="9.75pt" officeooo:rsid="01249ba3" fo:background-color="transparent" loext:char-shading-value="0" style:font-style-asian="normal" style:font-style-complex="normal" loext:padding="0cm" loext:border="none"/>
    </style:style>
    <style:style style:name="T98" style:family="text">
      <style:text-properties style:font-name="Consolas1" fo:font-size="9.75pt" fo:font-style="italic" officeooo:rsid="003931ba" fo:background-color="transparent" loext:char-shading-value="0" style:font-style-asian="normal" style:font-style-complex="normal" loext:padding="0cm" loext:border="none"/>
    </style:style>
    <style:style style:name="T99" style:family="text">
      <style:text-properties style:font-name="Consolas1" fo:font-size="9.75pt" fo:font-style="italic" officeooo:rsid="004452b5" fo:background-color="transparent" loext:char-shading-value="0" style:font-style-asian="italic" style:font-style-complex="italic" loext:padding="0cm" loext:border="none"/>
    </style:style>
    <style:style style:name="T100" style:family="text">
      <style:text-properties officeooo:rsid="00809bb2"/>
    </style:style>
    <style:style style:name="T101" style:family="text">
      <style:text-properties style:font-name="inherit" fo:font-size="9.75pt" officeooo:rsid="008ec61f" fo:background-color="transparent" loext:char-shading-value="0" style:font-style-asian="normal" style:font-style-complex="normal" loext:padding="0cm" loext:border="none"/>
    </style:style>
    <style:style style:name="T102" style:family="text">
      <style:text-properties fo:color="#000000" style:font-name="Consolas" fo:font-size="11.25pt" style:text-underline-style="none" officeooo:rsid="00582aac" fo:background-color="transparent" loext:char-shading-value="0" style:font-style-asian="normal" style:font-style-complex="normal" loext:padding="0cm" loext:border="none"/>
    </style:style>
    <style:style style:name="T103" style:family="text">
      <style:text-properties officeooo:rsid="0109f17a"/>
    </style:style>
    <style:style style:name="T104" style:family="text">
      <style:text-properties officeooo:rsid="010f0397"/>
    </style:style>
    <style:style style:name="T105" style:family="text">
      <style:text-properties officeooo:rsid="011073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kafka_connect_stream - <text:a xlink:type="simple" xlink:href="https://www.youtube.com/watch?v=kAB6EXfowcg" text:style-name="Internet_20_link" text:visited-style-name="Visited_20_Internet_20_Link">https://www.youtube.com/watch?v=kAB6EXfowcg</text:a></text:p>
      <text:p text:style-name="P28">Hive architecture - <text:a xlink:type="simple" xlink:href="https://www.youtube.com/watch?v=W1XnmXv8Wpo" text:style-name="Internet_20_link" text:visited-style-name="Visited_20_Internet_20_Link">https://www.youtube.com/watch?v=W1XnmXv8Wpo</text:a></text:p>
      <text:p text:style-name="P27">spark_memory_overhead - <text:a xlink:type="simple" xlink:href="https://www.youtube.com/watch?v=t97VJtPAL2s" text:style-name="Internet_20_link" text:visited-style-name="Visited_20_Internet_20_Link">https://www.youtube.com/watch?v=t97VJtPAL2s</text:a></text:p>
      <text:p text:style-name="P26">spark_OOM - <text:a xlink:type="simple" xlink:href="https://www.youtube.com/watch?v=2SbJ3KJp6Ko" text:style-name="Internet_20_link" text:visited-style-name="Visited_20_Internet_20_Link">https://www.youtube.com/watch?v=2SbJ3KJp6Ko</text:a></text:p>
      <text:p text:style-name="P25">Hive_join_optimizations - <text:a xlink:type="simple" xlink:href="https://www.youtube.com/watch?v=dwd9m1Zl04Q&amp;list=PLjNqVu1lCpIatt8KnZlmYVtmP84cpTl8p&amp;index=18" text:style-name="Internet_20_link" text:visited-style-name="Visited_20_Internet_20_Link">https://www.youtube.com/watch?v=dwd9m1Zl04Q&amp;list=PLjNqVu1lCpIatt8KnZlmYVtmP84cpTl8p&amp;index=18</text:a></text:p>
      <text:p text:style-name="P24">sqoop_import - <text:a xlink:type="simple" xlink:href="https://www.youtube.com/watch?v=q4PpMqPmCz4&amp;list=PLjNqVu1lCpIatt8KnZlmYVtmP84cpTl8p&amp;index=17" text:style-name="Internet_20_link" text:visited-style-name="Visited_20_Internet_20_Link">https://www.youtube.com/watch?v=q4PpMqPmCz4&amp;list=PLjNqVu1lCpIatt8KnZlmYVtmP84cpTl8p&amp;index=17</text:a></text:p>
      <text:p text:style-name="P23">Sort by vs order by vs distribute by vs cluster by - <text:a xlink:type="simple" xlink:href="https://www.youtube.com/watch?v=7U-bjIlWUO8" text:style-name="Internet_20_link" text:visited-style-name="Visited_20_Internet_20_Link">https://www.youtube.com/watch?v=7U-bjIlWUO8</text:a></text:p>
      <text:p text:style-name="P22">Apache_Hudi - <text:a xlink:type="simple" xlink:href="https://www.youtube.com/watch?v=eesJXFuTsbk" text:style-name="Internet_20_link" text:visited-style-name="Visited_20_Internet_20_Link">https://www.youtube.com/watch?v=eesJXFuTsbk</text:a></text:p>
      <text:p text:style-name="P20">Day to day activities - <text:a xlink:type="simple" xlink:href="https://www.youtube.com/watch?v=LFFinMWI9eE&amp;t=232s" text:style-name="Internet_20_link" text:visited-style-name="Visited_20_Internet_20_Link">https://www.youtube.com/watch?v=LFFinMWI9eE&amp;t=232s</text:a></text:p>
      <text:p text:style-name="P21">Big Data issues - <text:a xlink:type="simple" xlink:href="https://www.youtube.com/watch?v=cmFaLRAluVA" text:style-name="Internet_20_link" text:visited-style-name="Visited_20_Internet_20_Link">https://www.youtube.com/watch?v=cmFaLRAluVA</text:a></text:p>
      <text:p text:style-name="P19">project_explain - <text:a xlink:type="simple" xlink:href="https://www.youtube.com/watch?v=L2LmupHoLq4" text:style-name="Internet_20_link" text:visited-style-name="Visited_20_Internet_20_Link">https://www.youtube.com/watch?v=L2LmupHoLq4</text:a></text:p>
      <text:p text:style-name="P18">oozie_and_crontab_job_schedule - <text:a xlink:type="simple" xlink:href="https://www.youtube.com/watch?v=Ctq5IMcYBXw" text:style-name="Internet_20_link" text:visited-style-name="Visited_20_Internet_20_Link">https://www.youtube.com/watch?v=Ctq5IMcYBXw</text:a></text:p>
      <text:p text:style-name="P16">scala_all - <text:a xlink:type="simple" xlink:href="https://www.geeksforgeeks.org/scala-programming-language/#:~:text=It%20is%20a%20pure%20object,It%20also%20provides%20Javascript%20runtimes" text:style-name="Internet_20_link" text:visited-style-name="Visited_20_Internet_20_Link">https://www.geeksforgeeks.org/scala-programming-language/#:~:text=It%20is%20a%20pure%20object,It%20also%20provides%20Javascript%20runtimes</text:a>.</text:p>
      <text:p text:style-name="P17">scala_videos - <text:a xlink:type="simple" xlink:href="https://www.youtube.com/c/GauravgaurG/playlists" text:style-name="Internet_20_link" text:visited-style-name="Visited_20_Internet_20_Link">https://www.youtube.com/c/GauravgaurG/playlists</text:a></text:p>
      <text:p text:style-name="P15">kafka_to_spark_streaming_to_Hive - <text:a xlink:type="simple" xlink:href="https://www.youtube.com/watch?v=Tx5r38l4j_g" text:style-name="Internet_20_link" text:visited-style-name="Visited_20_Internet_20_Link">https://www.youtube.com/watch?v=Tx5r38l4j_g</text:a></text:p>
      <text:p text:style-name="P12">Hive_best - <text:a xlink:type="simple" xlink:href="https://www.youtube.com/watch?v=1BG8NcJHbUc" text:style-name="Internet_20_link" text:visited-style-name="Visited_20_Internet_20_Link">https://www.youtube.com/watch?v=1BG8NcJHbUc</text:a></text:p>
      <text:p text:style-name="P14">fact vs dimension table - <text:a xlink:type="simple" xlink:href="https://www.youtube.com/watch?v=0CZyRiAhlDA" text:style-name="Internet_20_link" text:visited-style-name="Visited_20_Internet_20_Link">https://www.youtube.com/watch?v=0CZyRiAhlDA</text:a></text:p>
      <text:p text:style-name="P13">increamental load - <text:a xlink:type="simple" xlink:href="https://www.youtube.com/watch?v=B51yDF04xLw&amp;t=72s" text:style-name="Internet_20_link" text:visited-style-name="Visited_20_Internet_20_Link">https://www.youtube.com/watch?v=B51yDF04xLw&amp;t=72s</text:a></text:p>
      <text:p text:style-name="P11">EMR_realtime - <text:a xlink:type="simple" xlink:href="https://www.youtube.com/watch?v=fWW7FOQKMxY&amp;t=3s" text:style-name="Internet_20_link" text:visited-style-name="Visited_20_Internet_20_Link">https://www.youtube.com/watch?v=fWW7FOQKMxY&amp;t=3s</text:a></text:p>
      <text:p text:style-name="P10">Swiggy_Architecture - <text:a xlink:type="simple" xlink:href="https://www.youtube.com/watch?v=MVgyQx9Jm9Y&amp;t=325s" text:style-name="Internet_20_link" text:visited-style-name="Visited_20_Internet_20_Link">https://www.youtube.com/watch?v=MVgyQx9Jm9Y&amp;t=325s</text:a></text:p>
      <text:p text:style-name="P8">spark_7_hours - <text:a xlink:type="simple" xlink:href="https://www.youtube.com/watch?v=zC9cnh8rJd0&amp;t=9653s" text:style-name="Internet_20_link" text:visited-style-name="Visited_20_Internet_20_Link">https://www.youtube.com/watch?v=zC9cnh8rJd0&amp;t=9653s</text:a></text:p>
      <text:p text:style-name="P9">Map_reduce - <text:a xlink:type="simple" xlink:href="https://www.youtube.com/watch?v=tVLZLg84P0c" text:style-name="Internet_20_link" text:visited-style-name="Visited_20_Internet_20_Link">https://www.youtube.com/watch?v=tVLZLg84P0c</text:a></text:p>
      <text:p text:style-name="P3">sql_Server----------------------------------------</text:p>
      <text:p text:style-name="P3"><text:a xlink:type="simple" xlink:href="https://www.youtube.com/watch?v=FKSSOpQe5Jc&amp;list=PL08903FB7ACA1C2FB&amp;index=12" text:style-name="Internet_20_link" text:visited-style-name="Visited_20_Internet_20_Link">https://www.youtube.com/watch?v=FKSSOpQe5Jc&amp;list=PL08903FB7ACA1C2FB&amp;index=12</text:a></text:p>
      <text:p text:style-name="P3"/>
      <text:p text:style-name="P5">Broadcast_veriables--------------------------------</text:p>
      <text:p text:style-name="P5"><text:a xlink:type="simple" xlink:href="https://www.youtube.com/watch?v=7uHa0Dsuxto" text:style-name="Internet_20_link" text:visited-style-name="Visited_20_Internet_20_Link">https://www.youtube.com/watch?v=7uHa0Dsuxto</text:a></text:p>
      <text:p text:style-name="P5"/>
      <text:p text:style-name="P4">spark_by_Examples---------------------------------------</text:p>
      <text:p text:style-name="P4"><text:a xlink:type="simple" xlink:href="https://sparkbyexamples.com/spark/spark-broadcast-variables/" text:style-name="Internet_20_link" text:visited-style-name="Visited_20_Internet_20_Link">https://sparkbyexamples.com/spark/spark-broadcast-variables/</text:a></text:p>
      <text:p text:style-name="P4"/>
      <text:p text:style-name="P6">Learn_Scala---------------------------</text:p>
      <text:p text:style-name="P6"><text:a xlink:type="simple" xlink:href="https://www.youtube.com/c/TalentOrigin/playlists" text:style-name="Internet_20_link" text:visited-style-name="Visited_20_Internet_20_Link">https://www.youtube.com/c/TalentOrigin/playlists</text:a></text:p>
      <text:p text:style-name="P6"/>
      <text:p text:style-name="P4"/>
      <text:p text:style-name="P7">vim ~/.bashrc</text:p>
      <text:p text:style-name="P1">JAVA_HOME=/opt/jdk/jdk1.8.0_281</text:p>
      <text:p text:style-name="P1"><text:span text:style-name="T33">sudo</text:span><text:span text:style-name="T36"> </text:span><text:span text:style-name="T34">update-alternatives --config java</text:span></text:p>
      <text:p text:style-name="P137"><text:soft-page-break/><text:span text:style-name="T35">copy all files with specific extension - </text:span></text:p>
      <text:p text:style-name="P137"><text:span text:style-name="Source_20_Text"><text:span text:style-name="T37">find /MyDir -name '*.txt' -exec cp -t /MyDestination "{}" +</text:span></text:span></text:p>
      <text:p text:style-name="P136"><text:span text:style-name="T34"/></text:p>
      <text:p text:style-name="P124"/>
      <text:p text:style-name="P126"><text:span text:style-name="T43">Start_Zoo_keeper – </text:span><text:span text:style-name="T44">cd </text:span><text:span text:style-name="T43">/home/sayyad/Downloads/kafka_2.12</text:span><text:span text:style-name="T9"> </text:span><text:span text:style-name="T10">&amp;&amp; </text:span><text:span text:style-name="Source_20_Text"><text:span text:style-name="T22">bin/zookeeper-server-start.sh config/zookeeper.properties</text:span></text:span></text:p>
      <text:p text:style-name="P2"/>
      <text:p text:style-name="P30"><text:span text:style-name="T38">Start_Kafka_server/Broker – </text:span><text:span text:style-name="T40">cd </text:span><text:span text:style-name="T38">/home/sayyad/Downloads/kafka_2.12/</text:span><text:span text:style-name="T1">JMX_PORT=8004 bin/kafka-server-start.sh config/server.properties </text:span></text:p>
      <text:p text:style-name="P2"/>
      <text:p text:style-name="P39"><text:span text:style-name="T38">Start_Kafka_Manager - </text:span><text:span text:style-name="T39">cd</text:span><text:span text:style-name="T38"> /</text:span><text:span text:style-name="T7">home/sayyad/Downloads/CMAK/target/universal/cmak-3.0.0.5 </text:span><text:span text:style-name="T8">&amp;&amp; </text:span><text:span text:style-name="T1">bin/cmak -Dconfig.file=conf/application.conf -Dhttp.port=8080</text:span></text:p>
      <text:p text:style-name="P121"/>
      <text:p text:style-name="P125"><text:span text:style-name="T5">Start_Kafka_Producer_CLI – </text:span><text:span text:style-name="T11">cd /</text:span><text:span text:style-name="T18">home</text:span><text:span text:style-name="T13">/sayyad/Downloads/kafka_2.</text:span><text:span text:style-name="T15">12</text:span><text:span text:style-name="T13"> &amp;&amp;</text:span><text:span text:style-name="T5"> </text:span><text:span text:style-name="Source_20_Text"><text:span text:style-name="T20">bin/kafka-console-producer.sh --topic </text:span></text:span><text:span text:style-name="Source_20_Text"><text:span text:style-name="T25">sensor</text:span></text:span><text:span text:style-name="Source_20_Text"><text:span text:style-name="T20"> --bootstrap-server localhost:9092</text:span></text:span></text:p>
      <text:p text:style-name="P125"><text:span text:style-name="Source_20_Text"><text:span text:style-name="T20"/></text:span></text:p>
      <text:p text:style-name="P127"><text:span text:style-name="Source_20_Text"><text:span text:style-name="T21">Kafka_Listener -</text:span></text:span><text:span text:style-name="Source_20_Text"><text:span text:style-name="T12">cd </text:span></text:span><text:span text:style-name="Source_20_Text"><text:span text:style-name="T19">home</text:span></text:span><text:span text:style-name="Source_20_Text"><text:span text:style-name="T14">/sayyad/Downloads/kafka_2.</text:span></text:span><text:span text:style-name="Source_20_Text"><text:span text:style-name="T16">12</text:span></text:span><text:span text:style-name="Source_20_Text"><text:span text:style-name="T14"> &amp;&amp;</text:span></text:span><text:span text:style-name="Source_20_Text"><text:span text:style-name="T6"> </text:span></text:span><text:span text:style-name="Source_20_Text"><text:span text:style-name="T21">bin/kafka-console-consumer.sh --topic </text:span></text:span><text:span text:style-name="Source_20_Text"><text:span text:style-name="T25">sensor</text:span></text:span><text:span text:style-name="Source_20_Text"><text:span text:style-name="T21"> --from-beginning --bootstrap-server localhost:9092</text:span></text:span></text:p>
      <text:p text:style-name="P127"><text:span text:style-name="Source_20_Text"><text:span text:style-name="T21"/></text:span></text:p>
      <text:p text:style-name="P128"><text:span text:style-name="Source_20_Text"><text:span text:style-name="T23">alter_kafka_retension_time - </text:span></text:span><text:span text:style-name="Source_20_Text"><text:span text:style-name="T24">bin/</text:span></text:span><text:span text:style-name="Source_20_Text"><text:span text:style-name="T26">kafka-configs.sh --zookeeper &lt;zkhost&gt;:2181 --entity-type topics --alter --entity-name &lt;topic name&gt; --add-config retention.ms=1000</text:span></text:span></text:p>
      <text:p text:style-name="P128"><text:span text:style-name="Source_20_Text"><text:span text:style-name="T26"/></text:span></text:p>
      <text:p text:style-name="P129"><text:span text:style-name="Source_20_Text"><text:span text:style-name="T27">delete and create topic -</text:span></text:span></text:p>
      <text:p text:style-name="P133"><text:a xlink:type="simple" xlink:href="https://stackoverflow.com/questions/16284399/purge-kafka-topic" text:style-name="Internet_20_link" text:visited-style-name="Visited_20_Internet_20_Link"><text:span text:style-name="Source_20_Text"><text:span text:style-name="T28">https://stackoverflow.com/questions/16284399/purge-kafka-topic</text:span></text:span></text:a></text:p>
      <text:p text:style-name="P133"><text:span text:style-name="Source_20_Text"><text:span text:style-name="T28"/></text:span></text:p>
      <text:p text:style-name="P133"><text:span text:style-name="Source_20_Text"><text:span text:style-name="T28">bin/kafka-topics.sh --create --zookeeper localhost:2181</text:span></text:span><text:span text:style-name="Source_20_Text"><text:span text:style-name="T29"> </text:span></text:span><text:span text:style-name="Source_20_Text"><text:span text:style-name="T30">--replication-factor 1 --partitions 1 --topic </text:span></text:span><text:span text:style-name="Source_20_Text"><text:span text:style-name="T31">cassandra</text:span></text:span></text:p>
      <text:p text:style-name="P133"><text:span text:style-name="Source_20_Text"><text:span text:style-name="T28"/></text:span></text:p>
      <text:p text:style-name="Text_20_body"><text:line-break/><text:span text:style-name="T17">-------------------------</text:span><text:span text:style-name="T3">Kafka-------------------</text:span></text:p>
      <text:p text:style-name="P51"><text:span text:style-name="T100">kafka_3_hours- </text:span><text:a xlink:type="simple" xlink:href="https://www.youtube.com/watch?v=CU44hKLMg7k" text:style-name="Internet_20_link" text:visited-style-name="Visited_20_Internet_20_Link"><text:span text:style-name="T100">https://www.youtube.com/watch?v=CU44hKLMg7k</text:span></text:a></text:p>
      <text:p text:style-name="P60">kafka_connect – <text:a xlink:type="simple" xlink:href="https://www.youtube.com/watch?v=Jkcp28ki82k" text:style-name="Internet_20_link" text:visited-style-name="Visited_20_Internet_20_Link">https://www.youtube.com/watch?v=Jkcp28ki82k</text:a>, <text:a xlink:type="simple" xlink:href="https://www.youtube.com/watch?v=gPvwvkCVSnY" text:style-name="Internet_20_link" text:visited-style-name="Visited_20_Internet_20_Link">https://www.youtube.com/watch?v=gPvwvkCVSnY</text:a></text:p>
      <text:p text:style-name="P38">Learning_Journal_Github - <text:a xlink:type="simple" xlink:href="https://github.com/LearningJournal" text:style-name="Internet_20_link" text:visited-style-name="Visited_20_Internet_20_Link">https://github.com/LearningJournal</text:a></text:p>
      <text:p text:style-name="P46">csv - <text:a xlink:type="simple" xlink:href="https://www.youtube.com/watch?v=1kMcBH4apao&amp;list=PL589M8KPPT1YStweuw9Zn0wlcNDNCt5HD&amp;index=2" text:style-name="Internet_20_link" text:visited-style-name="Visited_20_Internet_20_Link">https://www.youtube.com/watch?v=1kMcBH4apao&amp;list=PL589M8KPPT1YStweuw9Zn0wlcNDNCt5HD&amp;index=2</text:a></text:p>
      <text:p text:style-name="P46"/>
      <text:p text:style-name="P38"/>
      <text:p text:style-name="P70"/>
      <text:p text:style-name="P31"><text:span text:style-name="T1">-------------------</text:span><text:span text:style-name="T2">Spark----------------------</text:span></text:p>
      <text:p text:style-name="P32"><text:span text:style-name="T1">Read Large files - </text:span><text:a xlink:type="simple" xlink:href="https://stackoverflow.com/questions/46638901/how-spark-read-a-large-file-petabyte-when-file-can-not-be-fit-in-sparks-main" text:style-name="Internet_20_link" text:visited-style-name="Visited_20_Internet_20_Link">https://stackoverflow.com/questions/46638901/how-spark-read-a-large-file-petabyte-when-file-can-not-be-fit-in-sparks-main</text:a></text:p>
      <text:p text:style-name="P41">KafKa+Spark_Streaming - <text:a xlink:type="simple" xlink:href="https://www.youtube.com/watch?v=9D7-BZnPiTY" text:style-name="Internet_20_link" text:visited-style-name="Visited_20_Internet_20_Link">https://www.youtube.com/watch?v=9D7-BZnPiTY</text:a></text:p>
      <text:p text:style-name="P47">DF_From_Diff_sources - <text:a xlink:type="simple" xlink:href="https://www.youtube.com/watch?v=esxb0f5oeXk&amp;list=PLe1T0uBrDrfNNjAMWXb2z046ZnbdSsEcf&amp;index=5" text:style-name="Internet_20_link" text:visited-style-name="Visited_20_Internet_20_Link">https://www.youtube.com/watch?v=esxb0f5oeXk&amp;list=PLe1T0uBrDrfNNjAMWXb2z046ZnbdSsEcf&amp;index=5</text:a></text:p>
      <text:p text:style-name="P48">DateFunctions - <text:a xlink:type="simple" xlink:href="https://mungingdata.com/apache-spark/week-end-start-dayofweek-next-day/" text:style-name="Internet_20_link" text:visited-style-name="Visited_20_Internet_20_Link">https://mungingdata.com/apache-spark/week-end-start-dayofweek-next-day/</text:a></text:p>
      <text:p text:style-name="P42"><text:soft-page-break/>Window_ops - <text:a xlink:type="simple" xlink:href="https://www.youtube.com/watch?v=QGrcswNk-HA&amp;list=PLlL9SaZVnVghotdcsx1Wvm0jNgxpVXZaG&amp;index=5" text:style-name="Internet_20_link" text:visited-style-name="Visited_20_Internet_20_Link">https://www.youtube.com/watch?v=QGrcswNk-HA&amp;list=PLlL9SaZVnVghotdcsx1Wvm0jNgxpVXZaG&amp;index=5</text:a></text:p>
      <text:p text:style-name="P53">spark_functions - <text:a xlink:type="simple" xlink:href="https://spark.apache.org/docs/3.0.1/api/sql/index.html#make_date" text:style-name="Internet_20_link" text:visited-style-name="Visited_20_Internet_20_Link">https://spark.apache.org/docs/3.0.1/api/sql/index.html#make_date</text:a></text:p>
      <text:p text:style-name="P54">spark_sql - <text:a xlink:type="simple" xlink:href="https://sparksql.itversity.com/01_getting_started/09_retrieve_metadata_of_tables.html" text:style-name="Internet_20_link" text:visited-style-name="Visited_20_Internet_20_Link">https://sparksql.itversity.com/01_getting_started/09_retrieve_metadata_of_tables.html</text:a></text:p>
      <text:p text:style-name="P43"/>
      <text:p text:style-name="P71"/>
      <text:p text:style-name="P32"><text:span text:style-name="T1">------------------</text:span><text:span text:style-name="T4">Spark_with_Scala--------------------</text:span></text:p>
      <text:p text:style-name="P33"><text:span text:style-name="T41">Custom_Partition - </text:span><text:a xlink:type="simple" xlink:href="https://www.youtube.com/watch?v=KQtgwB6Djqs&amp;list=PLLa_h7BriLH0FzTY5aBFpH-vciOiEf4Br&amp;index=18" text:style-name="Internet_20_link" text:visited-style-name="Visited_20_Internet_20_Link"><text:span text:style-name="T41">https://www.youtube.com/watch?v=KQtgwB6Djqs&amp;list=PLLa_h7BriLH0FzTY5aBFpH-vciOiEf4Br&amp;index=18</text:span></text:a></text:p>
      <text:p text:style-name="P34">Hash_Part - <text:a xlink:type="simple" xlink:href="https://www.youtube.com/watch?v=KbaLrFgGbNw&amp;t=935s" text:style-name="Internet_20_link" text:visited-style-name="Visited_20_Internet_20_Link">https://www.youtube.com/watch?v=KbaLrFgGbNw&amp;t=935s</text:a></text:p>
      <text:p text:style-name="P35">SerDE <text:s text:c="6"/>- <text:a xlink:type="simple" xlink:href="https://www.youtube.com/watch?v=ZhvpG5yXz7I&amp;t=18s" text:style-name="Internet_20_link" text:visited-style-name="Visited_20_Internet_20_Link">https://www.youtube.com/watch?v=ZhvpG5yXz7I&amp;t=18s</text:a></text:p>
      <text:p text:style-name="P36">Bucketing i spark - <text:a xlink:type="simple" xlink:href="https://www.youtube.com/watch?v=OugbuSYrB78" text:style-name="Internet_20_link" text:visited-style-name="Visited_20_Internet_20_Link">https://www.youtube.com/watch?v=OugbuSYrB78</text:a></text:p>
      <text:p text:style-name="P52">SQL_connect - <text:a xlink:type="simple" xlink:href="https://www.youtube.com/watch?v=uZmCm5DlmNg&amp;list=PLlL9SaZVnVgizWn2Gr_ssHExaQUYik2vp&amp;index=36" text:style-name="Internet_20_link" text:visited-style-name="Visited_20_Internet_20_Link">https://www.youtube.com/watch?v=uZmCm5DlmNg&amp;list=PLlL9SaZVnVgizWn2Gr_ssHExaQUYik2vp&amp;index=36</text:a></text:p>
      <text:p text:style-name="P58">Besic RDD trans - <text:s/><text:a xlink:type="simple" xlink:href="https://www.youtube.com/watch?v=HS8Cx-l9Vhg&amp;t=27s" text:style-name="Internet_20_link" text:visited-style-name="Visited_20_Internet_20_Link">https://www.youtube.com/watch?v=HS8Cx-l9Vhg&amp;t=27s</text:a></text:p>
      <text:p text:style-name="P37"/>
      <text:p text:style-name="P36">-------------------<text:span text:style-name="T42">Hive------------</text:span></text:p>
      <text:p text:style-name="P40">Explode and LatView - <text:a xlink:type="simple" xlink:href="https://www.youtube.com/watch?v=mtTXnsoIbgI&amp;t=337s" text:style-name="Internet_20_link" text:visited-style-name="Visited_20_Internet_20_Link">https://www.youtube.com/watch?v=mtTXnsoIbgI&amp;t=337s</text:a></text:p>
      <text:p text:style-name="P44">Remove_Duplicate <text:s text:c="4"/>- <text:a xlink:type="simple" xlink:href="https://www.youtube.com/watch?v=Yjp1F3k-11o" text:style-name="Internet_20_link" text:visited-style-name="Visited_20_Internet_20_Link">https://www.youtube.com/watch?v=Yjp1F3k-11o</text:a></text:p>
      <text:p text:style-name="P45">SQL <text:s text:c="27"/>- <text:a xlink:type="simple" xlink:href="https://www.youtube.com/watch?v=pUCmWi96V3A" text:style-name="Internet_20_link" text:visited-style-name="Visited_20_Internet_20_Link">https://www.youtube.com/watch?v=pUCmWi96V3A</text:a></text:p>
      <text:p text:style-name="P49">joins - <text:a xlink:type="simple" xlink:href="https://www.youtube.com/watch?v=jMxM0eLJPYM&amp;t=24s" text:style-name="Internet_20_link" text:visited-style-name="Visited_20_Internet_20_Link">https://www.youtube.com/watch?v=jMxM0eLJPYM&amp;t=24s</text:a></text:p>
      <text:p text:style-name="P50">Upsert - <text:a xlink:type="simple" xlink:href="https://www.quora.com/How-do-I-perform-hive-upsert-insert-and-update-steps" text:style-name="Internet_20_link" text:visited-style-name="Visited_20_Internet_20_Link">https://www.quora.com/How-do-I-perform-hive-upsert-insert-and-update-steps</text:a></text:p>
      <text:p text:style-name="P55"><text:a xlink:type="simple" xlink:href="https://stackoverflow.com/questions/11010511/how-to-upsert-update-or-insert-in-sql-server-2005" text:style-name="Internet_20_link" text:visited-style-name="Visited_20_Internet_20_Link">https://stackoverflow.com/questions/11010511/how-to-upsert-update-or-insert-in-sql-server-2005</text:a></text:p>
      <text:p text:style-name="P59">Hive_Joins----------------------</text:p>
      <text:p text:style-name="P59"><text:a xlink:type="simple" xlink:href="https://www.youtube.com/watch?v=dwd9m1Zl04Q" text:style-name="Internet_20_link" text:visited-style-name="Visited_20_Internet_20_Link">https://www.youtube.com/watch?v=dwd9m1Zl04Q</text:a></text:p>
      <text:p text:style-name="P59"/>
      <text:p text:style-name="P68">cloudera_hive- <text:a xlink:type="simple" xlink:href="https://docs.cloudera.com/HDPDocuments/HDP3/HDP-3.1.5/using-hiveql/content/hive_create_an_external_table.html" text:style-name="Internet_20_link" text:visited-style-name="Visited_20_Internet_20_Link">https://docs.cloudera.com/HDPDocuments/HDP3/HDP-3.1.5/using-hiveql/content/hive_create_an_external_table.html</text:a></text:p>
      <text:p text:style-name="P61">insert_overwrite----------------</text:p>
      <text:p text:style-name="P61">spark.sql("insert overwrite table person select id,name,city from (select *,row_number() over(partition by name order by name) as rank from person_back) where rank=1")</text:p>
      <text:p text:style-name="P62">Note<text:span text:style-name="T104">1</text:span> - <text:s text:c="2"/><text:span text:style-name="T103">insert overwrite table person select id,name,city from </text:span>(the output of - <text:span text:style-name="T103">select *,row_number() over(partition by name order by </text:span><text:span text:style-name="T104">date asc/desc</text:span><text:span text:style-name="T103">) as rank from person_back</text:span>) where rank=1</text:p>
      <text:p text:style-name="P63">Note2 – here you need to partition by all the columns where you need to filter the duplicate and order by the columns to get latest record/<text:span text:style-name="T105">as per requirement</text:span></text:p>
      <text:p text:style-name="P64">Note3 – when using group by, the select columns must be either the part of aggrigate functions or group by function.</text:p>
      <text:p text:style-name="P64"/>
      <text:p text:style-name="P64"><text:soft-page-break/>spark.sql("select name,sum(price) as psum,sum(total) as tsum from orders where price&gt;20 or total&gt;800 group by name order by psum desc").show()</text:p>
      <text:p text:style-name="P64"/>
      <text:p text:style-name="P65">note4 – when using where clause, use orignal column name and not an alias.</text:p>
      <text:p text:style-name="P65"/>
      <text:p text:style-name="P65">spark.sql("select name,sum(price) as psum,sum(total) as tsum from orders group by name having psum&gt;20 order by psum desc").show()</text:p>
      <text:p text:style-name="P65"/>
      <text:p text:style-name="P66">note5 – where clause comes after ‘from’ clause and having comes after group by clause. The difference is, in where clause, the filter is performed only on given where condition where as in having first all the records are grouped and then filter is performed.</text:p>
      <text:p text:style-name="P66"/>
      <text:p text:style-name="P67">Upsert and increamental load?</text:p>
      <text:p text:style-name="P59"/>
      <text:p text:style-name="P55"/>
      <text:p text:style-name="P56">Scala---------------------------</text:p>
      <text:p text:style-name="P56">Buffer - <text:a xlink:type="simple" xlink:href="https://stackoverflow.com/questions/7794063/appending-an-element-to-the-end-of-a-list-in-scala" text:style-name="Internet_20_link" text:visited-style-name="Visited_20_Internet_20_Link">https://stackoverflow.com/questions/7794063/appending-an-element-to-the-end-of-a-list-in-scala</text:a></text:p>
      <text:p text:style-name="P56"/>
      <text:p text:style-name="P57">IMP - <text:a xlink:type="simple" xlink:href="https://www.youtube.com/channel/UClM7fatYZhgbMqpqyqHmKAw/playlists" text:style-name="Internet_20_link" text:visited-style-name="Visited_20_Internet_20_Link">https://www.youtube.com/channel/UClM7fatYZhgbMqpqyqHmKAw/playlists</text:a></text:p>
      <text:p text:style-name="P57"/>
      <text:p text:style-name="P73"><text:span text:style-name="Source_20_Text"><text:span text:style-name="T46">send file to ktopic-</text:span></text:span><text:span text:style-name="Source_20_Text"><text:span text:style-name="T47">cd </text:span></text:span><text:span text:style-name="Source_20_Text"><text:span text:style-name="T99">home</text:span></text:span><text:span text:style-name="Source_20_Text"><text:span text:style-name="T47">sayyad/Downloads &amp;&amp;</text:span></text:span><text:span text:style-name="Source_20_Text"><text:span text:style-name="T46"> </text:span></text:span><text:span text:style-name="Source_20_Text"><text:span text:style-name="T45">bin/kafka-console-producer.sh --topic customer&lt;/home/sayyad/Desktop/customer.json --bootstrap-server localhost:9092</text:span></text:span></text:p>
      <text:p text:style-name="P73"><text:span text:style-name="Source_20_Text"><text:span text:style-name="T45"/></text:span></text:p>
      <text:p text:style-name="P75"><text:span text:style-name="Source_20_Text"><text:span text:style-name="T49">Cassandra---------------</text:span></text:span></text:p>
      <text:p text:style-name="P75"><text:span text:style-name="Source_20_Text"><text:span text:style-name="T49"/></text:span></text:p>
      <text:p text:style-name="P74"><text:span text:style-name="Source_20_Text"><text:span text:style-name="T48">Cassandra - </text:span></text:span><text:a xlink:type="simple" xlink:href="https://www.youtube.com/watch?v=diA9fZyDrx4" text:style-name="Internet_20_link" text:visited-style-name="Visited_20_Internet_20_Link"><text:span text:style-name="Source_20_Text"><text:span text:style-name="T48">https://www.youtube.com/watch?v=diA9fZyDrx4</text:span></text:span></text:a></text:p>
      <text:p text:style-name="P74"><text:span text:style-name="Source_20_Text"><text:span text:style-name="T48"/></text:span></text:p>
      <text:p text:style-name="P75"><text:span text:style-name="Source_20_Text"><text:span text:style-name="T49">run_cassandra -&gt; docker run -d --name cassandra-node -p 9042:9042 cassandra</text:span></text:span></text:p>
      <text:p text:style-name="P76"><text:span text:style-name="Source_20_Text"><text:span text:style-name="T50">start_cassandra-&gt; docker exec -it cassandra-node</text:span></text:span><text:span text:style-name="Source_20_Text"><text:span text:style-name="T56">1</text:span></text:span><text:span text:style-name="Source_20_Text"><text:span text:style-name="T50"> bash</text:span></text:span></text:p>
      <text:p text:style-name="P77"><text:span text:style-name="Source_20_Text"><text:span text:style-name="T51">sql_mode-&gt; cqlsh</text:span></text:span></text:p>
      <text:p text:style-name="P78"><text:span text:style-name="Source_20_Text"><text:span text:style-name="T52">#create keyspace</text:span></text:span></text:p>
      <text:p text:style-name="P78"><text:span text:style-name="Source_20_Text"><text:span text:style-name="T52"/></text:span></text:p>
      <text:p text:style-name="P78"><text:span text:style-name="Source_20_Text"><text:span text:style-name="T52">create keyspace test_key with replication={'class':'SimpleStrategy','replication_factor':'1'};</text:span></text:span></text:p>
      <text:p text:style-name="P78"><text:span text:style-name="Source_20_Text"><text:span text:style-name="T52"/></text:span></text:p>
      <text:p text:style-name="P78"><text:span text:style-name="Source_20_Text"><text:span text:style-name="T52">use test_key</text:span></text:span></text:p>
      <text:p text:style-name="P78"><text:span text:style-name="Source_20_Text"><text:span text:style-name="T52"/></text:span></text:p>
      <text:p text:style-name="P78"><text:span text:style-name="Source_20_Text"><text:span text:style-name="T52">#create table</text:span></text:span></text:p>
      <text:p text:style-name="P79"><text:span text:style-name="Source_20_Text"><text:span text:style-name="T53">stop docker - docker kill --signal=SIGTERM </text:span></text:span><text:span text:style-name="Source_20_Text"><text:span text:style-name="T54">deamo_id</text:span></text:span></text:p>
      <text:p text:style-name="P79"><text:span text:style-name="Source_20_Text"><text:span text:style-name="T54"/></text:span></text:p>
      <text:p text:style-name="P105"><text:span text:style-name="Source_20_Text"><text:span text:style-name="T79">postgres-&gt; docker run -e POSTGRES_PASSWORD=postgres -e POSTGRES_USER=postgres -d --name postgres -p 5432:5432 postgres:latest </text:span></text:span></text:p>
      <text:p text:style-name="P105"><text:span text:style-name="Source_20_Text"><text:span text:style-name="T79">-</text:span></text:span><text:span text:style-name="Source_20_Text"><text:span text:style-name="T80">&gt;</text:span></text:span><text:span text:style-name="Source_20_Text"><text:span text:style-name="T79">docker exec -it postgres psql -U postgres</text:span></text:span></text:p>
      <text:p text:style-name="P81"><text:span text:style-name="Source_20_Text"><text:span text:style-name="T55"/></text:span></text:p>
      <text:p text:style-name="P81"><text:span text:style-name="Source_20_Text"><text:span text:style-name="T55"/></text:span></text:p>
      <text:p text:style-name="P81"><text:span text:style-name="Source_20_Text"><text:span text:style-name="T55"/></text:span></text:p>
      <text:p text:style-name="P81"><text:span text:style-name="Source_20_Text"><text:span text:style-name="T55"/></text:span></text:p>
      <text:p text:style-name="P81"><text:span text:style-name="Source_20_Text"><text:span text:style-name="T55"/></text:span></text:p>
      <text:p text:style-name="P81"><text:span text:style-name="Source_20_Text"><text:span text:style-name="T55">Swiggy_Architecture--------------</text:span></text:span></text:p>
      <text:p text:style-name="P81"><text:a xlink:type="simple" xlink:href="https://www.youtube.com/watch?v=Wa_q8C6Qo68&amp;list=PLTyWtrsGknYdyi0JR7c1wsuv-Plrwrzqj&amp;index=5" text:style-name="Internet_20_link" text:visited-style-name="Visited_20_Internet_20_Link"><text:span text:style-name="Source_20_Text"><text:span text:style-name="T55">https://www.youtube.com/watch?v=Wa_q8C6Qo68&amp;list=PLTyWtrsGknYdyi0JR7c1wsuv-Plrwrzqj&amp;index=5</text:span></text:span></text:a></text:p>
      <text:p text:style-name="P81"><text:soft-page-break/><text:span text:style-name="Source_20_Text"><text:span text:style-name="T55"/></text:span></text:p>
      <text:p text:style-name="P83"><text:span text:style-name="Source_20_Text"><text:span text:style-name="T57">From swiggy - </text:span></text:span></text:p>
      <text:p text:style-name="P83"><text:a xlink:type="simple" xlink:href="https://www.youtube.com/watch?v=MVgyQx9Jm9Y" text:style-name="Internet_20_link" text:visited-style-name="Visited_20_Internet_20_Link"><text:span text:style-name="Source_20_Text"><text:span text:style-name="T57">https://www.youtube.com/watch?v=MVgyQx9Jm9Y</text:span></text:span></text:a></text:p>
      <text:p text:style-name="P82"><text:span text:style-name="Source_20_Text"><text:span text:style-name="T57"/></text:span></text:p>
      <text:p text:style-name="P82"><text:a xlink:type="simple" xlink:href="https://www.youtube.com/watch?v=rK0r35RHvNo&amp;list=PL5_c35Deekdk_o-uPLatFwYkVeN030mW6" text:style-name="Internet_20_link" text:visited-style-name="Visited_20_Internet_20_Link"><text:span text:style-name="Source_20_Text"><text:span text:style-name="T57">https://www.youtube.com/watch?v=rK0r35RHvNo&amp;list=PL5_c35Deekdk_o-uPLatFwYkVeN030mW6</text:span></text:span></text:a></text:p>
      <text:p text:style-name="P82"><text:span text:style-name="Source_20_Text"><text:span text:style-name="T57"/></text:span></text:p>
      <text:p text:style-name="P82"><text:span text:style-name="Source_20_Text"><text:span text:style-name="T57"/></text:span></text:p>
      <text:p text:style-name="P84"><text:span text:style-name="Source_20_Text"><text:span text:style-name="T58">Airflow--------------</text:span></text:span></text:p>
      <text:p text:style-name="P84"><text:a xlink:type="simple" xlink:href="https://www.youtube.com/watch?v=2v9AKewyUEo" text:style-name="Internet_20_link" text:visited-style-name="Visited_20_Internet_20_Link"><text:span text:style-name="Source_20_Text"><text:span text:style-name="T58">https://www.youtube.com/watch?v=2v9AKewyUEo</text:span></text:span></text:a></text:p>
      <text:p text:style-name="P84"><text:span text:style-name="Source_20_Text"><text:span text:style-name="T58"/></text:span></text:p>
      <text:p text:style-name="P79"><text:span text:style-name="Source_20_Text"><text:span text:style-name="T54"/></text:span></text:p>
      <text:p text:style-name="P80"><text:span text:style-name="Source_20_Text"><text:span text:style-name="T54"/></text:span></text:p>
      <text:p text:style-name="P85"><text:span text:style-name="Source_20_Text"><text:span text:style-name="T59"/></text:span></text:p>
      <text:p text:style-name="P100"><text:span text:style-name="Source_20_Text"><text:span text:style-name="T60">alter_user -</text:span></text:span><text:span text:style-name="Source_20_Text"><text:span text:style-name="T95">&gt;</text:span></text:span><text:span text:style-name="Source_20_Text"><text:span text:style-name="T60"> alter user 'root'@'localhost' IDENTIFIED BY 'Passw0rd';</text:span></text:span></text:p>
      <text:p text:style-name="P100"><text:span text:style-name="Source_20_Text"><text:span text:style-name="T60"/></text:span></text:p>
      <text:p text:style-name="P132"><text:span text:style-name="Source_20_Text"><text:span text:style-name="T101">ALTER USER 'root'@'localhost' IDENTIFIED WITH mysql_native_password BY 'Current-Root-Password';</text:span></text:span></text:p>
      <text:p text:style-name="P134"><text:span text:style-name="Source_20_Text"><text:span text:style-name="T32">FLUSH PRIVILEGES;</text:span></text:span></text:p>
      <text:p text:style-name="P122"/>
      <text:p text:style-name="P123">PostGres - <text:a xlink:type="simple" xlink:href="https://www.youtube.com/watch?v=qw--VYLpxG4" text:style-name="Internet_20_link" text:visited-style-name="Visited_20_Internet_20_Link">https://www.youtube.com/watch?v=qw--VYLpxG4</text:a></text:p>
      <text:p text:style-name="P123"/>
      <text:p text:style-name="P79"><text:span text:style-name="Source_20_Text"><text:span text:style-name="T53"/></text:span></text:p>
      <text:p text:style-name="P78"><text:span text:style-name="Source_20_Text"><text:span text:style-name="T52"/></text:span></text:p>
      <text:p text:style-name="P86"><text:span text:style-name="Source_20_Text"><text:span text:style-name="T61">Sqoop-------------</text:span></text:span></text:p>
      <text:p text:style-name="P86"><text:a xlink:type="simple" xlink:href="https://www.youtube.com/watch?v=HAM1jHbpd64" text:style-name="Internet_20_link" text:visited-style-name="Visited_20_Internet_20_Link"><text:span text:style-name="Source_20_Text"><text:span text:style-name="T61">https://www.youtube.com/watch?v=HAM1jHbpd64</text:span></text:span></text:a></text:p>
      <text:p text:style-name="P86"><text:span text:style-name="Source_20_Text"><text:span text:style-name="T61"/></text:span></text:p>
      <text:p text:style-name="P87"><text:span text:style-name="Source_20_Text"><text:span text:style-name="T62">Scala_Documentation-----------------------</text:span></text:span></text:p>
      <text:p text:style-name="P87"><text:a xlink:type="simple" xlink:href="https://docs.scala-lang.org/cheatsheets/index.html" text:style-name="Internet_20_link" text:visited-style-name="Visited_20_Internet_20_Link"><text:span text:style-name="Source_20_Text"><text:span text:style-name="T62">https://docs.scala-lang.org/cheatsheets/index.html</text:span></text:span></text:a></text:p>
      <text:p text:style-name="P87"><text:span text:style-name="Source_20_Text"><text:span text:style-name="T62"/></text:span></text:p>
      <text:p text:style-name="P88"><text:span text:style-name="Source_20_Text"><text:span text:style-name="T63">kafka_connect--------------------------------</text:span></text:span></text:p>
      <text:p text:style-name="P88"><text:a xlink:type="simple" xlink:href="https://www.youtube.com/watch?v=vI_L9irU9Pc" text:style-name="Internet_20_link" text:visited-style-name="Visited_20_Internet_20_Link"><text:span text:style-name="Source_20_Text"><text:span text:style-name="T63">https://www.youtube.com/watch?v=vI_L9irU9Pc</text:span></text:span></text:a></text:p>
      <text:p text:style-name="P88"><text:span text:style-name="Source_20_Text"><text:span text:style-name="T63"/></text:span></text:p>
      <text:p text:style-name="P89"><text:span text:style-name="Source_20_Text"><text:span text:style-name="T64">Spark_3_features--------------------</text:span></text:span></text:p>
      <text:p text:style-name="P89"><text:a xlink:type="simple" xlink:href="https://www.youtube.com/watch?v=PiZcQKbomDU&amp;list=PLzMfCPTJ3caEA5hWESEKxmn5X3ri_PAy4" text:style-name="Internet_20_link" text:visited-style-name="Visited_20_Internet_20_Link"><text:span text:style-name="Source_20_Text"><text:span text:style-name="T64">https://www.youtube.com/watch?v=PiZcQKbomDU&amp;list=PLzMfCPTJ3caEA5hWESEKxmn5X3ri_PAy4</text:span></text:span></text:a></text:p>
      <text:p text:style-name="P89"><text:span text:style-name="Source_20_Text"><text:span text:style-name="T64"/></text:span></text:p>
      <text:p text:style-name="P90"><text:span text:style-name="Source_20_Text"><text:span text:style-name="T65">Data_Engineer_Skills------------------</text:span></text:span></text:p>
      <text:p text:style-name="P90"><text:a xlink:type="simple" xlink:href="https://www.youtube.com/watch?v=0nMzntY3dik" text:style-name="Internet_20_link" text:visited-style-name="Visited_20_Internet_20_Link"><text:span text:style-name="Source_20_Text"><text:span text:style-name="T65">https://www.youtube.com/watch?v=0nMzntY3dik</text:span></text:span></text:a></text:p>
      <text:p text:style-name="P90"><text:span text:style-name="Source_20_Text"><text:span text:style-name="T65"/></text:span></text:p>
      <text:p text:style-name="P91"><text:span text:style-name="Source_20_Text"><text:span text:style-name="T66">Oracle_to_Kafka--------------------------------</text:span></text:span></text:p>
      <text:p text:style-name="P91"><text:a xlink:type="simple" xlink:href="https://www.youtube.com/watch?v=bc4wfzuCbAo" text:style-name="Internet_20_link" text:visited-style-name="Visited_20_Internet_20_Link"><text:span text:style-name="Source_20_Text"><text:span text:style-name="T66">https://www.youtube.com/watch?v=bc4wfzuCbAo</text:span></text:span></text:a></text:p>
      <text:p text:style-name="P91"><text:span text:style-name="Source_20_Text"><text:span text:style-name="T66"/></text:span></text:p>
      <text:p text:style-name="P92"><text:span text:style-name="Source_20_Text"><text:span text:style-name="T67">Kafka_interview_questions-----------------------------</text:span></text:span></text:p>
      <text:p text:style-name="P92"><text:a xlink:type="simple" xlink:href="https://www.youtube.com/watch?v=ayMZTJp6BhA&amp;list=PL-y1MOZsKvhIhFdM4dF7hWEltXZixnMZD&amp;index=2" text:style-name="Internet_20_link" text:visited-style-name="Visited_20_Internet_20_Link"><text:span text:style-name="Source_20_Text"><text:span text:style-name="T67">https://www.youtube.com/watch?v=ayMZTJp6BhA&amp;list=PL-y1MOZsKvhIhFdM4dF7hWEltXZixnMZD&amp;index=2</text:span></text:span></text:a></text:p>
      <text:p text:style-name="P92"><text:span text:style-name="Source_20_Text"><text:span text:style-name="T67"/></text:span></text:p>
      <text:p text:style-name="P93"><text:span text:style-name="Source_20_Text"><text:span text:style-name="T68">Uber_Usecase----------------</text:span></text:span></text:p>
      <text:p text:style-name="P93"><text:a xlink:type="simple" xlink:href="https://www.youtube.com/watch?v=K4cmLrrIUUY" text:style-name="Internet_20_link" text:visited-style-name="Visited_20_Internet_20_Link"><text:span text:style-name="Source_20_Text"><text:span text:style-name="T68">https://www.youtube.com/watch?v=K4cmLrrIUUY</text:span></text:span></text:a></text:p>
      <text:p text:style-name="P93"><text:span text:style-name="Source_20_Text"><text:span text:style-name="T68"/></text:span></text:p>
      <text:p text:style-name="P94"><text:span text:style-name="Source_20_Text"><text:span text:style-name="T69">GCP_kafka_confluent-----------------------</text:span></text:span></text:p>
      <text:p text:style-name="P94"><text:a xlink:type="simple" xlink:href="https://www.youtube.com/watch?v=7H4C9q1a9No" text:style-name="Internet_20_link" text:visited-style-name="Visited_20_Internet_20_Link"><text:span text:style-name="Source_20_Text"><text:span text:style-name="T69">https://www.youtube.com/watch?v=7H4C9q1a9No</text:span></text:span></text:a></text:p>
      <text:p text:style-name="P94"><text:span text:style-name="Source_20_Text"><text:span text:style-name="T69"/></text:span></text:p>
      <text:p text:style-name="P95"><text:span text:style-name="Source_20_Text"><text:span text:style-name="T70">WePay_Use_case--------------------------------</text:span></text:span></text:p>
      <text:p text:style-name="P95"><text:a xlink:type="simple" xlink:href="https://www.youtube.com/watch?v=NS4CwIisoHs" text:style-name="Internet_20_link" text:visited-style-name="Visited_20_Internet_20_Link"><text:span text:style-name="Source_20_Text"><text:span text:style-name="T70">https://www.youtube.com/watch?v=NS4CwIisoHs</text:span></text:span></text:a></text:p>
      <text:p text:style-name="P95"><text:span text:style-name="Source_20_Text"><text:span text:style-name="T70"/></text:span></text:p>
      <text:p text:style-name="P96"><text:span text:style-name="Source_20_Text"><text:span text:style-name="T71">Fixed_width_file----------------------------------</text:span></text:span></text:p>
      <text:p text:style-name="P96"><text:a xlink:type="simple" xlink:href="https://www.youtube.com/watch?v=T5uNT4YGxsQ&amp;t=108s" text:style-name="Internet_20_link" text:visited-style-name="Visited_20_Internet_20_Link"><text:span text:style-name="Source_20_Text"><text:span text:style-name="T71">https://www.youtube.com/watch?v=T5uNT4YGxsQ&amp;t=108s</text:span></text:span></text:a></text:p>
      <text:p text:style-name="P96"><text:span text:style-name="Source_20_Text"><text:span text:style-name="T71"/></text:span></text:p>
      <text:p text:style-name="P97"><text:span text:style-name="Source_20_Text"><text:span text:style-name="T72">Change_data_capture(CDC)_using_Debezium---------------------</text:span></text:span></text:p>
      <text:p text:style-name="P97"><text:a xlink:type="simple" xlink:href="https://www.youtube.com/channel/UCX5KGm1UmEFYYQfMmcluapQ/videos" text:style-name="Internet_20_link" text:visited-style-name="Visited_20_Internet_20_Link"><text:span text:style-name="Source_20_Text"><text:span text:style-name="T72">https://www.youtube.com/channel/UCX5KGm1UmEFYYQfMmcluapQ/videos</text:span></text:span></text:a></text:p>
      <text:p text:style-name="P97"><text:a xlink:type="simple" xlink:href="https://debezium.io/documentation/reference/1.4/tutorial.html" text:style-name="Internet_20_link" text:visited-style-name="Visited_20_Internet_20_Link"><text:span text:style-name="Source_20_Text"><text:span text:style-name="T72">https://debezium.io/documentation/reference/1.4/tutorial.html</text:span></text:span></text:a></text:p>
      <text:p text:style-name="P98"><text:span text:style-name="Source_20_Text"><text:span text:style-name="T73">Window_functions_in_detail--------------------</text:span></text:span></text:p>
      <text:p text:style-name="P98"><text:soft-page-break/><text:a xlink:type="simple" xlink:href="https://www.youtube.com/watch?v=blHEnrYwySE" text:style-name="Internet_20_link" text:visited-style-name="Visited_20_Internet_20_Link"><text:span text:style-name="Source_20_Text"><text:span text:style-name="T73">https://www.youtube.com/watch?v=blHEnrYwySE</text:span></text:span></text:a></text:p>
      <text:p text:style-name="P98"><text:span text:style-name="Source_20_Text"><text:span text:style-name="T73"/></text:span></text:p>
      <text:p text:style-name="P99"><text:span text:style-name="Source_20_Text"><text:span text:style-name="T74">Kafka_in_simple_language_with_connect</text:span></text:span></text:p>
      <text:p text:style-name="P99"><text:a xlink:type="simple" xlink:href="https://www.youtube.com/watch?v=R873BlNVUB4&amp;list=PLHQXtr5rNVQStxWhF3sD_rGl-R_PGFzwB" text:style-name="Internet_20_link" text:visited-style-name="Visited_20_Internet_20_Link"><text:span text:style-name="Source_20_Text"><text:span text:style-name="T74">https://www.youtube.com/watch?v=R873BlNVUB4&amp;list=PLHQXtr5rNVQStxWhF3sD_rGl-R_PGFzwB</text:span></text:span></text:a></text:p>
      <text:p text:style-name="P99"><text:span text:style-name="Source_20_Text"><text:span text:style-name="T74"/></text:span></text:p>
      <text:p text:style-name="P101"><text:span text:style-name="Source_20_Text"><text:span text:style-name="T75">sql_kafka_connect------------------------</text:span></text:span></text:p>
      <text:p text:style-name="P101"><text:a xlink:type="simple" xlink:href="http://codeflu.com/articles/ingest-data-mysql-kafka-use-kafka-connect" text:style-name="Internet_20_link" text:visited-style-name="Visited_20_Internet_20_Link"><text:span text:style-name="Source_20_Text"><text:span text:style-name="T75">http://codeflu.com/articles/ingest-data-mysql-kafka-use-kafka-connect</text:span></text:span></text:a></text:p>
      <text:p text:style-name="P101"><text:span text:style-name="Source_20_Text"><text:span text:style-name="T75"/></text:span></text:p>
      <text:p text:style-name="P101"><text:span text:style-name="Source_20_Text"><text:span text:style-name="T75"/></text:span></text:p>
      <text:p text:style-name="P102"><text:span text:style-name="Source_20_Text"><text:span text:style-name="T76">kafka_connect_twitter-----------------------------------</text:span></text:span></text:p>
      <text:p text:style-name="P102"><text:a xlink:type="simple" xlink:href="https://www.youtube.com/watch?v=VBwe8usOi_I&amp;t=1077s" text:style-name="Internet_20_link" text:visited-style-name="Visited_20_Internet_20_Link"><text:span text:style-name="Source_20_Text"><text:span text:style-name="T76">https://www.youtube.com/watch?v=VBwe8usOi_I&amp;t=1077s</text:span></text:span></text:a></text:p>
      <text:p text:style-name="P102"><text:span text:style-name="Source_20_Text"><text:span text:style-name="T76"/></text:span></text:p>
      <text:p text:style-name="P103"><text:span text:style-name="Source_20_Text"><text:span text:style-name="T77">Landoop_fast_data_dev----------------</text:span></text:span></text:p>
      <text:p text:style-name="P103"><text:a xlink:type="simple" xlink:href="https://hub.docker.com/r/landoop/fast-data-dev/" text:style-name="Internet_20_link" text:visited-style-name="Visited_20_Internet_20_Link"><text:span text:style-name="Source_20_Text"><text:span text:style-name="T77">https://hub.docker.com/r/landoop/fast-data-dev/</text:span></text:span></text:a></text:p>
      <text:p text:style-name="P103"><text:span text:style-name="Source_20_Text"><text:span text:style-name="T77"/></text:span></text:p>
      <text:p text:style-name="P104"><text:span text:style-name="Source_20_Text"><text:span text:style-name="T78">jdbc_source_and_sync------------------------------</text:span></text:span></text:p>
      <text:p text:style-name="P104"><text:a xlink:type="simple" xlink:href="https://www.youtube.com/watch?v=oLIagnUAN2E&amp;t=27s" text:style-name="Internet_20_link" text:visited-style-name="Visited_20_Internet_20_Link"><text:span text:style-name="Source_20_Text"><text:span text:style-name="T78">https://www.youtube.com/watch?v=oLIagnUAN2E&amp;t=27s</text:span></text:span></text:a></text:p>
      <text:p text:style-name="P104"><text:span text:style-name="Source_20_Text"><text:span text:style-name="T78"/></text:span></text:p>
      <text:p text:style-name="P106"><text:span text:style-name="Source_20_Text"><text:span text:style-name="T81">Spark_3_examples--------------------</text:span></text:span></text:p>
      <text:p text:style-name="P106"><text:a xlink:type="simple" xlink:href="https://github.com/phatak-dev/spark-3.0-examples/tree/master/src/main/scala/com/madhukaraphatak/spark" text:style-name="Internet_20_link" text:visited-style-name="Visited_20_Internet_20_Link"><text:span text:style-name="Source_20_Text"><text:span text:style-name="T81">https://github.com/phatak-dev/spark-3.0-examples/tree/master/src/main/scala/com/madhukaraphatak/spark</text:span></text:span></text:a></text:p>
      <text:p text:style-name="P106"><text:span text:style-name="Source_20_Text"><text:span text:style-name="T81"/></text:span></text:p>
      <text:p text:style-name="P106"><text:span text:style-name="Source_20_Text"><text:span text:style-name="T81"/></text:span></text:p>
      <text:p text:style-name="P98"><text:span text:style-name="Source_20_Text"><text:span text:style-name="T73"/></text:span></text:p>
      <text:p text:style-name="P107"><text:span text:style-name="Source_20_Text"><text:span text:style-name="T82">RealTime_Project_and_much_more----------------------------</text:span></text:span></text:p>
      <text:p text:style-name="P107"><text:a xlink:type="simple" xlink:href="https://www.youtube.com/watch?v=q8mcBN-L4co&amp;list=PLHJp-gMPHvp9rkoUm18eXpjeEfyt5Fg1P&amp;index=4" text:style-name="Internet_20_link" text:visited-style-name="Visited_20_Internet_20_Link"><text:span text:style-name="Source_20_Text"><text:span text:style-name="T82">https://www.youtube.com/watch?v=q8mcBN-L4co&amp;list=PLHJp-gMPHvp9rkoUm18eXpjeEfyt5Fg1P&amp;index=4</text:span></text:span></text:a></text:p>
      <text:p text:style-name="P107"><text:span text:style-name="Source_20_Text"><text:span text:style-name="T82"/></text:span></text:p>
      <text:p text:style-name="P108"><text:span text:style-name="Source_20_Text"><text:span text:style-name="T83">Ksql------------------------------------</text:span></text:span></text:p>
      <text:p text:style-name="P108"><text:a xlink:type="simple" xlink:href="https://www.youtube.com/watch?v=Y3TbWVoJ4Ek" text:style-name="Internet_20_link" text:visited-style-name="Visited_20_Internet_20_Link"><text:span text:style-name="Source_20_Text"><text:span text:style-name="T83">https://www.youtube.com/watch?v=Y3TbWVoJ4Ek</text:span></text:span></text:a></text:p>
      <text:p text:style-name="P108"><text:a xlink:type="simple" xlink:href="https://aseigneurin.github.io/2018/08/22/kafka-tutorial-10-ksql.html" text:style-name="Internet_20_link" text:visited-style-name="Visited_20_Internet_20_Link"><text:span text:style-name="Source_20_Text"><text:span text:style-name="T83">https://aseigneurin.github.io/2018/08/22/kafka-tutorial-10-ksql.html</text:span></text:span></text:a></text:p>
      <text:p text:style-name="P108"><text:span text:style-name="Source_20_Text"><text:span text:style-name="T83"/></text:span></text:p>
      <text:p text:style-name="P108"><text:span text:style-name="Source_20_Text"><text:span text:style-name="T83"/></text:span></text:p>
      <text:p text:style-name="P109"><text:span text:style-name="Source_20_Text"><text:span text:style-name="T84">Ranking-------------------------------</text:span></text:span></text:p>
      <text:p text:style-name="P109"><text:a xlink:type="simple" xlink:href="https://www.youtube.com/watch?v=TMGh9H0iqb0" text:style-name="Internet_20_link" text:visited-style-name="Visited_20_Internet_20_Link"><text:span text:style-name="Source_20_Text"><text:span text:style-name="T84">https://www.youtube.com/watch?v=TMGh9H0iqb0</text:span></text:span></text:a></text:p>
      <text:p text:style-name="P109"><text:span text:style-name="Source_20_Text"><text:span text:style-name="T84"/></text:span></text:p>
      <text:p text:style-name="P110"><text:span text:style-name="Source_20_Text"><text:span text:style-name="T85">spark_sql_functions-----------------</text:span></text:span></text:p>
      <text:p text:style-name="P110"><text:a xlink:type="simple" xlink:href="https://www.youtube.com/watch?v=43GeSDEAJvk" text:style-name="Internet_20_link" text:visited-style-name="Visited_20_Internet_20_Link"><text:span text:style-name="Source_20_Text"><text:span text:style-name="T85">https://www.youtube.com/watch?v=43GeSDEAJvk</text:span></text:span></text:a></text:p>
      <text:p text:style-name="P110"><text:span text:style-name="Source_20_Text"><text:span text:style-name="T85"/></text:span></text:p>
      <text:p text:style-name="P111"><text:span text:style-name="Source_20_Text"><text:span text:style-name="T86">confluent_kafka------------------------</text:span></text:span></text:p>
      <text:p text:style-name="P111"><text:a xlink:type="simple" xlink:href="https://docs.confluent.io/platform/current/quickstart/cos-docker-quickstart.html" text:style-name="Internet_20_link" text:visited-style-name="Visited_20_Internet_20_Link"><text:span text:style-name="Source_20_Text">https://docs.confluent.io/platform/current/quickstart/cos-docker-quickstart.html</text:span></text:a></text:p>
      <text:p text:style-name="P111"><text:span text:style-name="Source_20_Text"><text:span text:style-name="T86"/></text:span></text:p>
      <text:p text:style-name="P112"><text:span text:style-name="Source_20_Text"><text:span text:style-name="T87">docker-compose.yml-----------------------------------</text:span></text:span></text:p>
      <text:p text:style-name="P112"><text:a xlink:type="simple" xlink:href="https://www.youtube.com/watch?v=WnlX7w4lHvM&amp;t=5s" text:style-name="Internet_20_link" text:visited-style-name="Visited_20_Internet_20_Link"><text:span text:style-name="Source_20_Text"><text:span text:style-name="T87">https://www.youtube.com/watch?v=WnlX7w4lHvM&amp;t=5s</text:span></text:span></text:a></text:p>
      <text:p text:style-name="P112"><text:span text:style-name="Source_20_Text"><text:span text:style-name="T87"/></text:span></text:p>
      <text:p text:style-name="P114"><text:span text:style-name="Source_20_Text"><text:span text:style-name="T90">kafka_schema_registry------------------------</text:span></text:span></text:p>
      <text:p text:style-name="P114"><text:a xlink:type="simple" xlink:href="https://www.youtube.com/watch?v=_x9RacHDQY0" text:style-name="Internet_20_link" text:visited-style-name="Visited_20_Internet_20_Link"><text:span text:style-name="Source_20_Text"><text:span text:style-name="T90">https://www.youtube.com/watch?v=_x9RacHDQY0</text:span></text:span></text:a></text:p>
      <text:p text:style-name="P114"><text:span text:style-name="Source_20_Text"><text:span text:style-name="T90"/></text:span></text:p>
      <text:p text:style-name="P115"><text:span text:style-name="Source_20_Text"><text:span text:style-name="T91">all_connectors------------------------------</text:span></text:span></text:p>
      <text:p text:style-name="P115"><text:a xlink:type="simple" xlink:href="https://www.confluent.io/hub/kafka-connectors-2" text:style-name="Internet_20_link" text:visited-style-name="Visited_20_Internet_20_Link"><text:span text:style-name="Source_20_Text"><text:span text:style-name="T91">https://www.confluent.io/hub/kafka-connectors-2</text:span></text:span></text:a></text:p>
      <text:p text:style-name="P115"><text:span text:style-name="Source_20_Text"><text:span text:style-name="T91"/></text:span></text:p>
      <text:p text:style-name="P116"><text:span text:style-name="Source_20_Text"><text:span text:style-name="T92">kafka_source_and_sinc_connect--------------------</text:span></text:span></text:p>
      <text:p text:style-name="P116"><text:a xlink:type="simple" xlink:href="https://www.youtube.com/watch?v=D-hQTpuXLCA" text:style-name="Internet_20_link" text:visited-style-name="Visited_20_Internet_20_Link"><text:span text:style-name="Source_20_Text"><text:span text:style-name="T92">https://www.youtube.com/watch?v=D-hQTpuXLCA</text:span></text:span></text:a></text:p>
      <text:p text:style-name="P116"><text:span text:style-name="Source_20_Text"><text:span text:style-name="T92"/></text:span></text:p>
      <text:p text:style-name="P117"><text:span text:style-name="Source_20_Text"><text:span text:style-name="T93">staging_area- </text:span></text:span><text:a xlink:type="simple" xlink:href="https://www.youtube.com/watch?v=5B-yhFazxOo" text:style-name="Internet_20_link" text:visited-style-name="Visited_20_Internet_20_Link"><text:span text:style-name="Source_20_Text"><text:span text:style-name="T93">https://www.youtube.com/watch?v=5B-yhFazxOo</text:span></text:span></text:a></text:p>
      <text:p text:style-name="P117"><text:a xlink:type="simple" xlink:href="https://www.youtube.com/watch?v=jjBXmyUbl0Q" text:style-name="Internet_20_link" text:visited-style-name="Visited_20_Internet_20_Link"><text:span text:style-name="Source_20_Text"><text:span text:style-name="T93">https://www.youtube.com/watch?v=jjBXmyUbl0Q</text:span></text:span></text:a></text:p>
      <text:p text:style-name="P117"><text:a xlink:type="simple" xlink:href="https://www.youtube.com/watch?v=MAx7d8ysYKc" text:style-name="Internet_20_link" text:visited-style-name="Visited_20_Internet_20_Link"><text:span text:style-name="Source_20_Text"><text:span text:style-name="T93">https://www.youtube.com/watch?v=MAx7d8ysYKc</text:span></text:span></text:a></text:p>
      <text:p text:style-name="P117"><text:a xlink:type="simple" xlink:href="https://www.youtube.com/watch?v=44xO9XmL2Co&amp;list=PLlgLmuG_KgbasW0lpInSAIxYd2vqAEPit&amp;index=4" text:style-name="Internet_20_link" text:visited-style-name="Visited_20_Internet_20_Link"><text:span text:style-name="Source_20_Text"><text:span text:style-name="T93">https://www.youtube.com/watch?v=44xO9XmL2Co&amp;list=PLlgLmuG_KgbasW0lpInSAIxYd2vqAEPit&amp;index=4</text:span></text:span></text:a></text:p>
      <text:p text:style-name="P118"><text:span text:style-name="Source_20_Text"><text:span text:style-name="T94">imp- </text:span></text:span><text:a xlink:type="simple" xlink:href="https://www.youtube.com/watch?v=eDiFoTgz07Y" text:style-name="Internet_20_link" text:visited-style-name="Visited_20_Internet_20_Link"><text:span text:style-name="Source_20_Text"><text:span text:style-name="T94">https://www.youtube.com/watch?v=eDiFoTgz07Y</text:span></text:span></text:a></text:p>
      <text:p text:style-name="P118"><text:a xlink:type="simple" xlink:href="https://www.youtube.com/watch?v=Mk6DazkDWoA" text:style-name="Internet_20_link" text:visited-style-name="Visited_20_Internet_20_Link"><text:span text:style-name="Source_20_Text"><text:span text:style-name="T94">https://www.youtube.com/watch?v=Mk6DazkDWoA</text:span></text:span></text:a></text:p>
      <text:p text:style-name="P118"><text:a xlink:type="simple" xlink:href="https://www.youtube.com/watch?v=Lj2XAVVhd8k" text:style-name="Internet_20_link" text:visited-style-name="Visited_20_Internet_20_Link"><text:span text:style-name="Source_20_Text"><text:span text:style-name="T94">https://www.youtube.com/watch?v=Lj2XAVVhd8k</text:span></text:span></text:a></text:p>
      <text:p text:style-name="P119"><text:soft-page-break/><text:span text:style-name="Source_20_Text"><text:span text:style-name="T96">35 hive questions - </text:span></text:span><text:a xlink:type="simple" xlink:href="https://www.youtube.com/watch?v=aOIqPwecz_Y" text:style-name="Internet_20_link" text:visited-style-name="Visited_20_Internet_20_Link"><text:span text:style-name="Source_20_Text"><text:span text:style-name="T96">https://www.youtube.com/watch?v=aOIqPwecz_Y</text:span></text:span></text:a></text:p>
      <text:p text:style-name="P120"><text:span text:style-name="Source_20_Text"><text:span text:style-name="T97">spark_q_and_a---- </text:span></text:span><text:a xlink:type="simple" xlink:href="https://www.youtube.com/watch?v=gfSQC05u4ys" text:style-name="Internet_20_link" text:visited-style-name="Visited_20_Internet_20_Link"><text:span text:style-name="Source_20_Text"><text:span text:style-name="T97">https://www.youtube.com/watch?v=gfSQC05u4ys</text:span></text:span></text:a></text:p>
      <text:p text:style-name="P120"><text:span text:style-name="Source_20_Text"><text:span text:style-name="T67"/></text:span></text:p>
      <text:p text:style-name="P91"><text:span text:style-name="Source_20_Text"><text:span text:style-name="T66"/></text:span></text:p>
      <text:p text:style-name="P91"><text:span text:style-name="Source_20_Text"><text:span text:style-name="T66"/></text:span></text:p>
      <text:p text:style-name="P90"><text:span text:style-name="Source_20_Text"><text:span text:style-name="T65">docker-compose exec </text:span></text:span><text:span text:style-name="Source_20_Text"><text:span text:style-name="T89">broker </text:span></text:span><text:span text:style-name="Source_20_Text"><text:span text:style-name="T65">kafka-topics --create --topic </text:span></text:span><text:span text:style-name="Source_20_Text"><text:span text:style-name="T89">users</text:span></text:span><text:span text:style-name="Source_20_Text"><text:span text:style-name="T65"> --partitions 1 --replication-factor 1 --if-not-exists --zookeeper localhost:</text:span></text:span><text:span text:style-name="Source_20_Text"><text:span text:style-name="T89">9092</text:span></text:span></text:p>
      <text:p text:style-name="P90"/>
      <text:p text:style-name="P90"><text:span text:style-name="Source_20_Text"><text:span text:style-name="T65">docker-compose exec </text:span></text:span><text:span text:style-name="Source_20_Text"><text:span text:style-name="T88">broker</text:span></text:span><text:span text:style-name="Source_20_Text"><text:span text:style-name="T65"> kafka-topics --describe --topic </text:span></text:span><text:span text:style-name="Source_20_Text"><text:span text:style-name="T88">users</text:span></text:span><text:span text:style-name="Source_20_Text"><text:span text:style-name="T65"> --</text:span></text:span><text:span text:style-name="Source_20_Text"><text:span text:style-name="T88">bootstrap-server</text:span></text:span><text:span text:style-name="Source_20_Text"><text:span text:style-name="T65"> localhost:</text:span></text:span><text:span text:style-name="Source_20_Text"><text:span text:style-name="T88">9092</text:span></text:span></text:p>
      <text:p text:style-name="P89"><text:span text:style-name="Source_20_Text"><text:span text:style-name="T64"/></text:span></text:p>
      <text:p text:style-name="P75"><text:span text:style-name="Source_20_Text"><text:span text:style-name="T49"/></text:span></text:p>
      <text:p text:style-name="P130"><text:span text:style-name="Source_20_Text"><text:span text:style-name="T20">docker-compose exec broker kafka-console-producer --topic users --bootstrap-server localhost:9092</text:span></text:span></text:p>
      <text:p text:style-name="P130"><text:span text:style-name="Source_20_Text"><text:span text:style-name="T20"/></text:span></text:p>
      <text:p text:style-name="P130"><text:span text:style-name="Source_20_Text"><text:span text:style-name="T20"/></text:span></text:p>
      <text:p text:style-name="P113"><text:span text:style-name="Source_20_Text"><text:span text:style-name="T102">docker-compose exec broker kafka-console-consumer --topic users --from-beginning --bootstrap-server localhost:9092</text:span></text:span></text:p>
      <text:p text:style-name="P113"><text:span text:style-name="Source_20_Text"><text:span text:style-name="T102"/></text:span></text:p>
      <text:p text:style-name="P113"><text:span text:style-name="Source_20_Text"><text:span text:style-name="T102"/></text:span></text:p>
      <text:p text:style-name="P131"><text:span text:style-name="Source_20_Text"><text:span text:style-name="T98"/></text:span></text:p>
      <text:p text:style-name="P72"/>
      <text:p text:style-name="P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1" svg:font-family="Consolas, Menlo, Monaco, 'Lucida Console', 'Liberation Mono', 'DejaVu Sans Mono', 'Bitstream Vera Sans Mono', 'Courier New', monospace, sans-serif"/>
    <style:font-face style:name="Consolas" svg:font-family="Consolas, Monaco, 'Andale Mono', 'Ubuntu Mono', monospace"/>
    <style:font-face style:name="Lohit Devanagari1" svg:font-family="'Lohit Devanagari'"/>
    <style:font-face style:name="Roboto" svg:font-family="Roboto, Arial, sans-serif"/>
    <style:font-face style:name="SFMono-Regular" svg:font-family="SFMono-Regular, Menlo, Monaco, Consolas, 'Liberation Mono',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1T15:57:03.168776167</meta:creation-date>
    <dc:date>2021-04-12T15:18:08.425467258</dc:date>
    <meta:editing-duration>P3DT21H55M34S</meta:editing-duration>
    <meta:editing-cycles>166</meta:editing-cycles>
    <meta:generator>LibreOffice/6.4.6.2$Linux_X86_64 LibreOffice_project/40$Build-2</meta:generator>
    <meta:document-statistic meta:table-count="0" meta:image-count="0" meta:object-count="0" meta:page-count="7" meta:paragraph-count="182" meta:word-count="724" meta:character-count="12261" meta:non-whitespace-character-count="11706"/>
  </office:meta>
</office:document-meta>
</file>